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Lucida Console" svg:font-family="Lucida Console" style:font-family-generic="modern" style:font-pitch="fixed" svg:panose-1="2 11 6 9 4 5 4 2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Fonteparág.padrão" style:family="text">
      <style:text-properties fo:background-color="#FFFF00"/>
    </style:style>
    <style:style style:name="T3" style:parent-style-name="Fonteparág.padrão" style:family="text">
      <style:text-properties fo:background-color="#FFFF00"/>
    </style:style>
    <style:style style:name="T4" style:parent-style-name="Fonteparág.padrão" style:family="text">
      <style:text-properties fo:background-color="#FFFF00"/>
    </style:style>
    <style:style style:name="T5" style:parent-style-name="Fonteparág.padrão" style:family="text">
      <style:text-properties fo:background-color="#FFFF00"/>
    </style:style>
    <style:style style:name="T6" style:parent-style-name="Fonteparág.padrão" style:family="text">
      <style:text-properties fo:background-color="#FFFF00"/>
    </style:style>
    <style:style style:name="T7" style:parent-style-name="Fonteparág.padrão" style:family="text">
      <style:text-properties fo:background-color="#FFFF00"/>
    </style:style>
    <style:style style:name="T8" style:parent-style-name="Fonteparág.padrão" style:family="text">
      <style:text-properties fo:background-color="#FFFF00"/>
    </style:style>
    <style:style style:name="T9" style:parent-style-name="Fonteparág.padrão" style:family="text">
      <style:text-properties fo:background-color="#FFFF00"/>
    </style:style>
    <style:style style:name="T10" style:parent-style-name="Fonteparág.padrão" style:family="text">
      <style:text-properties fo:background-color="#FFFF00"/>
    </style:style>
    <style:style style:name="P11" style:parent-style-name="Normal" style:family="paragraph">
      <style:paragraph-properties fo:border-top="none" fo:border-left="none" fo:border-bottom="0.0416in dotted #000000" fo:border-right="none" fo:padding-top="0in" fo:padding-left="0in" fo:padding-bottom="0.0138in" fo:padding-right="0in" style:shadow="none"/>
    </style:style>
    <style:style style:name="P12" style:parent-style-name="Normal" style:family="paragraph">
      <style:paragraph-properties style:text-autospace="none" fo:margin-bottom="0in" fo:line-height="100%"/>
    </style:style>
    <style:style style:name="T13" style:parent-style-name="Fonteparág.padrão" style:family="text">
      <style:text-properties style:font-name="Lucida Console" style:font-name-complex="Lucida Console" fo:color="#1CA800" style:letter-kerning="false" fo:font-size="9pt" style:font-size-asian="9pt" style:font-size-complex="9pt" fo:language="en" fo:country="ZA"/>
    </style:style>
    <style:style style:name="T14" style:parent-style-name="Fonteparág.padrão" style:family="text">
      <style:text-properties style:font-name="Lucida Console" style:font-name-complex="Lucida Console" fo:color="#B148C6" style:letter-kerning="false" fo:font-size="9pt" style:font-size-asian="9pt" style:font-size-complex="9pt" fo:language="en" fo:country="ZA"/>
    </style:style>
    <style:style style:name="T15" style:parent-style-name="Fonteparág.padrão" style:family="text">
      <style:text-properties style:font-name="Lucida Console" style:font-name-complex="Lucida Console" fo:color="#C0A000" style:letter-kerning="false" fo:font-size="9pt" style:font-size-asian="9pt" style:font-size-complex="9pt" fo:language="en" fo:country="ZA"/>
    </style:style>
    <style:style style:name="P16" style:parent-style-name="Normal" style:family="paragraph">
      <style:paragraph-properties style:text-autospace="none" fo:margin-bottom="0in" fo:line-height="100%"/>
      <style:text-properties style:font-name="Lucida Console" style:font-name-complex="Lucida Console" style:letter-kerning="false" fo:font-size="9pt" style:font-size-asian="9pt" style:font-size-complex="9pt" fo:language="en" fo:country="ZA"/>
    </style:style>
    <style:style style:name="P17" style:parent-style-name="Normal" style:family="paragraph">
      <style:paragraph-properties style:text-autospace="none" fo:margin-bottom="0in" fo:line-height="100%"/>
      <style:text-properties style:font-name="Lucida Console" style:font-name-complex="Lucida Console" style:letter-kerning="false" fo:font-size="9pt" style:font-size-asian="9pt" style:font-size-complex="9pt" fo:language="en" fo:country="ZA"/>
    </style:style>
    <style:style style:name="P18" style:parent-style-name="Normal" style:family="paragraph">
      <style:paragraph-properties style:text-autospace="none" fo:margin-bottom="0in" fo:line-height="100%"/>
    </style:style>
    <style:style style:name="T19" style:parent-style-name="Fonteparág.padrão" style:family="text">
      <style:text-properties style:font-name="Lucida Console" style:font-name-complex="Lucida Console" fo:color="#1CA800" style:letter-kerning="false" fo:font-size="9pt" style:font-size-asian="9pt" style:font-size-complex="9pt" fo:language="en" fo:country="ZA"/>
    </style:style>
    <style:style style:name="T20" style:parent-style-name="Fonteparág.padrão" style:family="text">
      <style:text-properties style:font-name="Lucida Console" style:font-name-complex="Lucida Console" fo:color="#B148C6" style:letter-kerning="false" fo:font-size="9pt" style:font-size-asian="9pt" style:font-size-complex="9pt" fo:language="en" fo:country="ZA"/>
    </style:style>
    <style:style style:name="T21" style:parent-style-name="Fonteparág.padrão" style:family="text">
      <style:text-properties style:font-name="Lucida Console" style:font-name-complex="Lucida Console" fo:color="#C0A000" style:letter-kerning="false" fo:font-size="9pt" style:font-size-asian="9pt" style:font-size-complex="9pt" fo:language="en" fo:country="ZA"/>
    </style:style>
    <style:style style:name="P22" style:parent-style-name="Normal" style:family="paragraph">
      <style:paragraph-properties style:text-autospace="none" fo:margin-bottom="0in" fo:line-height="100%"/>
      <style:text-properties style:font-name="Lucida Console" style:font-name-complex="Lucida Console" style:letter-kerning="false" fo:font-size="9pt" style:font-size-asian="9pt" style:font-size-complex="9pt" fo:language="en" fo:country="ZA"/>
    </style:style>
    <style:style style:name="P23" style:parent-style-name="Normal" style:family="paragraph">
      <style:paragraph-properties style:text-autospace="none" fo:margin-bottom="0in" fo:line-height="100%"/>
      <style:text-properties style:font-name="Lucida Console" style:font-name-complex="Lucida Console" style:letter-kerning="false" fo:font-size="9pt" style:font-size-asian="9pt" style:font-size-complex="9pt" fo:language="en" fo:country="ZA"/>
    </style:style>
    <style:style style:name="P24" style:parent-style-name="Normal" style:family="paragraph">
      <style:paragraph-properties style:text-autospace="none" fo:margin-bottom="0in" fo:line-height="100%"/>
    </style:style>
    <style:style style:name="T25" style:parent-style-name="Fonteparág.padrão" style:family="text">
      <style:text-properties style:font-name="Lucida Console" style:font-name-complex="Lucida Console" fo:color="#1CA800" style:letter-kerning="false" fo:font-size="9pt" style:font-size-asian="9pt" style:font-size-complex="9pt" fo:language="en" fo:country="ZA"/>
    </style:style>
    <style:style style:name="T26" style:parent-style-name="Fonteparág.padrão" style:family="text">
      <style:text-properties style:font-name="Lucida Console" style:font-name-complex="Lucida Console" fo:color="#B148C6" style:letter-kerning="false" fo:font-size="9pt" style:font-size-asian="9pt" style:font-size-complex="9pt" fo:language="en" fo:country="ZA"/>
    </style:style>
    <style:style style:name="T27" style:parent-style-name="Fonteparág.padrão" style:family="text">
      <style:text-properties style:font-name="Lucida Console" style:font-name-complex="Lucida Console" fo:color="#C0A000" style:letter-kerning="false" fo:font-size="9pt" style:font-size-asian="9pt" style:font-size-complex="9pt" fo:language="en" fo:country="ZA"/>
    </style:style>
    <style:style style:name="P28" style:parent-style-name="Normal" style:family="paragraph">
      <style:paragraph-properties style:text-autospace="none" fo:margin-bottom="0in" fo:line-height="100%"/>
      <style:text-properties style:font-name="Lucida Console" style:font-name-complex="Lucida Console" style:letter-kerning="false" fo:font-size="9pt" style:font-size-asian="9pt" style:font-size-complex="9pt" fo:language="en" fo:country="ZA"/>
    </style:style>
    <style:style style:name="P29" style:parent-style-name="Normal" style:family="paragraph">
      <style:paragraph-properties style:text-autospace="none" fo:margin-bottom="0in" fo:line-height="100%"/>
      <style:text-properties style:font-name="Lucida Console" style:font-name-complex="Lucida Console" style:letter-kerning="false" fo:font-size="9pt" style:font-size-asian="9pt" style:font-size-complex="9pt" fo:language="en" fo:country="ZA"/>
    </style:style>
    <style:style style:name="P30" style:parent-style-name="Normal" style:family="paragraph">
      <style:paragraph-properties style:text-autospace="none" fo:margin-bottom="0in" fo:line-height="100%"/>
      <style:text-properties style:font-name="Lucida Console" style:font-name-complex="Lucida Console" style:letter-kerning="false" fo:font-size="9pt" style:font-size-asian="9pt" style:font-size-complex="9pt" fo:language="en" fo:country="ZA"/>
    </style:style>
    <style:style style:name="P31" style:parent-style-name="Normal" style:family="paragraph">
      <style:paragraph-properties style:text-autospace="none" fo:margin-bottom="0in" fo:line-height="100%"/>
    </style:style>
    <style:style style:name="T32" style:parent-style-name="Fonteparág.padrão" style:family="text">
      <style:text-properties style:font-name="Lucida Console" style:font-name-complex="Lucida Console" fo:color="#1CA800" style:letter-kerning="false" fo:font-size="9pt" style:font-size-asian="9pt" style:font-size-complex="9pt"/>
    </style:style>
    <style:style style:name="T33" style:parent-style-name="Fonteparág.padrão" style:family="text">
      <style:text-properties style:font-name="Lucida Console" style:font-name-complex="Lucida Console" fo:color="#B148C6" style:letter-kerning="false" fo:font-size="9pt" style:font-size-asian="9pt" style:font-size-complex="9pt"/>
    </style:style>
    <style:style style:name="T34" style:parent-style-name="Fonteparág.padrão" style:family="text">
      <style:text-properties style:font-name="Lucida Console" style:font-name-complex="Lucida Console" fo:color="#C0A000" style:letter-kerning="false" fo:font-size="9pt" style:font-size-asian="9pt" style:font-size-complex="9pt"/>
    </style:style>
    <style:style style:name="P35" style:parent-style-name="Normal" style:family="paragraph">
      <style:paragraph-properties style:text-autospace="none" fo:margin-bottom="0in" fo:line-height="100%"/>
      <style:text-properties style:font-name="Lucida Console" style:font-name-complex="Lucida Console" style:letter-kerning="false" fo:font-size="9pt" style:font-size-asian="9pt" style:font-size-complex="9pt"/>
    </style:style>
    <style:style style:name="P36" style:parent-style-name="Normal" style:family="paragraph">
      <style:paragraph-properties style:text-autospace="none" fo:margin-bottom="0in" fo:line-height="100%"/>
      <style:text-properties style:font-name="Lucida Console" style:font-name-complex="Lucida Console" style:letter-kerning="false" fo:font-size="9pt" style:font-size-asian="9pt" style:font-size-complex="9pt"/>
    </style:style>
    <style:style style:name="P37" style:parent-style-name="Normal" style:family="paragraph">
      <style:paragraph-properties style:text-autospace="none" fo:margin-bottom="0in" fo:line-height="100%"/>
    </style:style>
    <style:style style:name="T38" style:parent-style-name="Fonteparág.padrão" style:family="text">
      <style:text-properties style:font-name="Lucida Console" style:font-name-complex="Lucida Console" fo:color="#1CA800" style:letter-kerning="false" fo:font-size="9pt" style:font-size-asian="9pt" style:font-size-complex="9pt" fo:language="en" fo:country="ZA"/>
    </style:style>
    <style:style style:name="T39" style:parent-style-name="Fonteparág.padrão" style:family="text">
      <style:text-properties style:font-name="Lucida Console" style:font-name-complex="Lucida Console" fo:color="#B148C6" style:letter-kerning="false" fo:font-size="9pt" style:font-size-asian="9pt" style:font-size-complex="9pt" fo:language="en" fo:country="ZA"/>
    </style:style>
    <style:style style:name="T40" style:parent-style-name="Fonteparág.padrão" style:family="text">
      <style:text-properties style:font-name="Lucida Console" style:font-name-complex="Lucida Console" fo:color="#C0A000" style:letter-kerning="false" fo:font-size="9pt" style:font-size-asian="9pt" style:font-size-complex="9pt" fo:language="en" fo:country="ZA"/>
    </style:style>
    <style:style style:name="P41" style:parent-style-name="Normal" style:family="paragraph">
      <style:paragraph-properties style:text-autospace="none" fo:margin-bottom="0in" fo:line-height="100%"/>
      <style:text-properties style:font-name="Lucida Console" style:font-name-complex="Lucida Console" style:letter-kerning="false" fo:font-size="9pt" style:font-size-asian="9pt" style:font-size-complex="9pt" fo:language="en" fo:country="ZA"/>
    </style:style>
    <style:style style:name="P42" style:parent-style-name="Normal" style:family="paragraph">
      <style:paragraph-properties style:text-autospace="none" fo:margin-bottom="0in" fo:line-height="100%"/>
      <style:text-properties style:font-name="Lucida Console" style:font-name-complex="Lucida Console" style:letter-kerning="false" fo:font-size="9pt" style:font-size-asian="9pt" style:font-size-complex="9pt" fo:language="en" fo:country="ZA"/>
    </style:style>
    <style:style style:name="P43" style:parent-style-name="Normal" style:family="paragraph">
      <style:paragraph-properties style:text-autospace="none" fo:margin-bottom="0in" fo:line-height="100%"/>
      <style:text-properties style:font-name="Lucida Console" style:font-name-complex="Lucida Console" style:letter-kerning="false" fo:font-size="9pt" style:font-size-asian="9pt" style:font-size-complex="9pt" fo:language="en" fo:country="ZA"/>
    </style:style>
    <style:style style:name="P44" style:parent-style-name="Normal" style:family="paragraph">
      <style:paragraph-properties style:text-autospace="none" fo:margin-bottom="0in" fo:line-height="100%"/>
    </style:style>
    <style:style style:name="T45" style:parent-style-name="Fonteparág.padrão" style:family="text">
      <style:text-properties style:font-name="Lucida Console" style:font-name-complex="Lucida Console" fo:color="#1CA800" style:letter-kerning="false" fo:font-size="9pt" style:font-size-asian="9pt" style:font-size-complex="9pt" fo:language="en" fo:country="ZA"/>
    </style:style>
    <style:style style:name="T46" style:parent-style-name="Fonteparág.padrão" style:family="text">
      <style:text-properties style:font-name="Lucida Console" style:font-name-complex="Lucida Console" fo:color="#B148C6" style:letter-kerning="false" fo:font-size="9pt" style:font-size-asian="9pt" style:font-size-complex="9pt" fo:language="en" fo:country="ZA"/>
    </style:style>
    <style:style style:name="T47" style:parent-style-name="Fonteparág.padrão" style:family="text">
      <style:text-properties style:font-name="Lucida Console" style:font-name-complex="Lucida Console" fo:color="#C0A000" style:letter-kerning="false" fo:font-size="9pt" style:font-size-asian="9pt" style:font-size-complex="9pt" fo:language="en" fo:country="ZA"/>
    </style:style>
    <style:style style:name="P48" style:parent-style-name="Normal" style:family="paragraph">
      <style:paragraph-properties style:text-autospace="none" fo:margin-bottom="0in" fo:line-height="100%"/>
      <style:text-properties style:font-name="Lucida Console" style:font-name-complex="Lucida Console" style:letter-kerning="false" fo:font-size="9pt" style:font-size-asian="9pt" style:font-size-complex="9pt" fo:language="en" fo:country="ZA"/>
    </style:style>
    <style:style style:name="P49" style:parent-style-name="Normal" style:family="paragraph">
      <style:paragraph-properties style:text-autospace="none" fo:margin-bottom="0in" fo:line-height="100%"/>
      <style:text-properties style:font-name="Lucida Console" style:font-name-complex="Lucida Console" style:letter-kerning="false" fo:font-size="9pt" style:font-size-asian="9pt" style:font-size-complex="9pt" fo:language="en" fo:country="ZA"/>
    </style:style>
    <style:style style:name="P50" style:parent-style-name="Normal" style:family="paragraph">
      <style:paragraph-properties style:text-autospace="none" fo:margin-bottom="0in" fo:line-height="100%"/>
      <style:text-properties style:font-name="Lucida Console" style:font-name-complex="Lucida Console" style:letter-kerning="false" fo:font-size="9pt" style:font-size-asian="9pt" style:font-size-complex="9pt" fo:language="en" fo:country="ZA"/>
    </style:style>
    <style:style style:name="P51" style:parent-style-name="Normal" style:family="paragraph">
      <style:paragraph-properties style:text-autospace="none" fo:margin-bottom="0in" fo:line-height="100%"/>
    </style:style>
    <style:style style:name="T52" style:parent-style-name="Fonteparág.padrão" style:family="text">
      <style:text-properties style:font-name="Lucida Console" style:font-name-complex="Lucida Console" fo:color="#1CA800" style:letter-kerning="false" fo:font-size="9pt" style:font-size-asian="9pt" style:font-size-complex="9pt" fo:language="en" fo:country="ZA"/>
    </style:style>
    <style:style style:name="T53" style:parent-style-name="Fonteparág.padrão" style:family="text">
      <style:text-properties style:font-name="Lucida Console" style:font-name-complex="Lucida Console" fo:color="#B148C6" style:letter-kerning="false" fo:font-size="9pt" style:font-size-asian="9pt" style:font-size-complex="9pt" fo:language="en" fo:country="ZA"/>
    </style:style>
    <style:style style:name="T54" style:parent-style-name="Fonteparág.padrão" style:family="text">
      <style:text-properties style:font-name="Lucida Console" style:font-name-complex="Lucida Console" fo:color="#C0A000" style:letter-kerning="false" fo:font-size="9pt" style:font-size-asian="9pt" style:font-size-complex="9pt" fo:language="en" fo:country="ZA"/>
    </style:style>
    <style:style style:name="T55" style:parent-style-name="Fonteparág.padrão" style:family="text">
      <style:text-properties style:font-name="Lucida Console" style:font-name-complex="Lucida Console" fo:color="#00A89A" style:letter-kerning="false" fo:font-size="9pt" style:font-size-asian="9pt" style:font-size-complex="9pt" fo:language="en" fo:country="ZA"/>
    </style:style>
    <style:style style:name="P56" style:parent-style-name="Normal" style:family="paragraph">
      <style:paragraph-properties style:text-autospace="none" fo:margin-bottom="0in" fo:line-height="100%"/>
      <style:text-properties style:font-name="Lucida Console" style:font-name-complex="Lucida Console" style:letter-kerning="false" fo:font-size="9pt" style:font-size-asian="9pt" style:font-size-complex="9pt" fo:language="en" fo:country="ZA"/>
    </style:style>
    <style:style style:name="P57" style:parent-style-name="Normal" style:family="paragraph">
      <style:paragraph-properties style:text-autospace="none" fo:margin-bottom="0in" fo:line-height="100%"/>
      <style:text-properties style:font-name="Lucida Console" style:font-name-complex="Lucida Console" style:letter-kerning="false" fo:font-size="9pt" style:font-size-asian="9pt" style:font-size-complex="9pt" fo:language="en" fo:country="ZA"/>
    </style:style>
    <style:style style:name="P58" style:parent-style-name="Normal" style:family="paragraph">
      <style:paragraph-properties style:text-autospace="none" fo:margin-bottom="0in" fo:line-height="100%"/>
      <style:text-properties style:font-name="Lucida Console" style:font-name-complex="Lucida Console" style:letter-kerning="false" fo:font-size="9pt" style:font-size-asian="9pt" style:font-size-complex="9pt" fo:language="en" fo:country="ZA"/>
    </style:style>
    <style:style style:name="P59" style:parent-style-name="Normal" style:family="paragraph">
      <style:paragraph-properties style:text-autospace="none" fo:margin-bottom="0in" fo:line-height="100%"/>
    </style:style>
    <style:style style:name="T60" style:parent-style-name="Fonteparág.padrão" style:family="text">
      <style:text-properties style:font-name="Lucida Console" style:font-name-complex="Lucida Console" fo:color="#1CA800" style:letter-kerning="false" fo:font-size="9pt" style:font-size-asian="9pt" style:font-size-complex="9pt" fo:language="en" fo:country="ZA"/>
    </style:style>
    <style:style style:name="T61" style:parent-style-name="Fonteparág.padrão" style:family="text">
      <style:text-properties style:font-name="Lucida Console" style:font-name-complex="Lucida Console" fo:color="#B148C6" style:letter-kerning="false" fo:font-size="9pt" style:font-size-asian="9pt" style:font-size-complex="9pt" fo:language="en" fo:country="ZA"/>
    </style:style>
    <style:style style:name="T62" style:parent-style-name="Fonteparág.padrão" style:family="text">
      <style:text-properties style:font-name="Lucida Console" style:font-name-complex="Lucida Console" fo:color="#C0A000" style:letter-kerning="false" fo:font-size="9pt" style:font-size-asian="9pt" style:font-size-complex="9pt" fo:language="en" fo:country="ZA"/>
    </style:style>
    <style:style style:name="T63" style:parent-style-name="Fonteparág.padrão" style:family="text">
      <style:text-properties style:font-name="Lucida Console" style:font-name-complex="Lucida Console" fo:color="#00A89A" style:letter-kerning="false" fo:font-size="9pt" style:font-size-asian="9pt" style:font-size-complex="9pt" fo:language="en" fo:country="ZA"/>
    </style:style>
    <style:style style:name="P64" style:parent-style-name="Normal" style:family="paragraph">
      <style:paragraph-properties style:text-autospace="none" fo:margin-bottom="0in" fo:line-height="100%"/>
      <style:text-properties style:font-name="Lucida Console" style:font-name-complex="Lucida Console" style:letter-kerning="false" fo:font-size="9pt" style:font-size-asian="9pt" style:font-size-complex="9pt"/>
    </style:style>
    <style:style style:name="P65" style:parent-style-name="Normal" style:family="paragraph">
      <style:paragraph-properties style:text-autospace="none" fo:margin-bottom="0in" fo:line-height="100%"/>
      <style:text-properties style:font-name="Lucida Console" style:font-name-complex="Lucida Console" style:letter-kerning="false" fo:font-size="9pt" style:font-size-asian="9pt" style:font-size-complex="9pt"/>
    </style:style>
    <style:style style:name="P66" style:parent-style-name="Normal" style:family="paragraph">
      <style:paragraph-properties style:text-autospace="none" fo:margin-bottom="0in" fo:line-height="100%"/>
    </style:style>
    <style:style style:name="T67" style:parent-style-name="Fonteparág.padrão" style:family="text">
      <style:text-properties style:font-name="Lucida Console" style:font-name-complex="Lucida Console" fo:color="#1CA800" style:letter-kerning="false" fo:font-size="9pt" style:font-size-asian="9pt" style:font-size-complex="9pt"/>
    </style:style>
    <style:style style:name="T68" style:parent-style-name="Fonteparág.padrão" style:family="text">
      <style:text-properties style:font-name="Lucida Console" style:font-name-complex="Lucida Console" fo:color="#B148C6" style:letter-kerning="false" fo:font-size="9pt" style:font-size-asian="9pt" style:font-size-complex="9pt"/>
    </style:style>
    <style:style style:name="T69" style:parent-style-name="Fonteparág.padrão" style:family="text">
      <style:text-properties style:font-name="Lucida Console" style:font-name-complex="Lucida Console" fo:color="#C0A000" style:letter-kerning="false" fo:font-size="9pt" style:font-size-asian="9pt" style:font-size-complex="9pt"/>
    </style:style>
    <style:style style:name="T70" style:parent-style-name="Fonteparág.padrão" style:family="text">
      <style:text-properties style:font-name="Lucida Console" style:font-name-complex="Lucida Console" fo:color="#00A89A" style:letter-kerning="false" fo:font-size="9pt" style:font-size-asian="9pt" style:font-size-complex="9pt"/>
    </style:style>
    <style:style style:name="P71" style:parent-style-name="Normal" style:family="paragraph">
      <style:paragraph-properties style:text-autospace="none" fo:margin-bottom="0in" fo:line-height="100%"/>
      <style:text-properties style:font-name="Lucida Console" style:font-name-complex="Lucida Console" style:letter-kerning="false" fo:font-size="9pt" style:font-size-asian="9pt" style:font-size-complex="9pt"/>
    </style:style>
    <style:style style:name="P72" style:parent-style-name="Normal" style:family="paragraph">
      <style:paragraph-properties style:text-autospace="none" fo:margin-bottom="0in" fo:line-height="100%"/>
      <style:text-properties style:font-name="Lucida Console" style:font-name-complex="Lucida Console" style:letter-kerning="false" fo:font-size="9pt" style:font-size-asian="9pt" style:font-size-complex="9pt"/>
    </style:style>
    <style:style style:name="P73" style:parent-style-name="Normal" style:family="paragraph">
      <style:paragraph-properties style:text-autospace="none" fo:margin-bottom="0in" fo:line-height="100%"/>
    </style:style>
    <style:style style:name="T74" style:parent-style-name="Fonteparág.padrão" style:family="text">
      <style:text-properties style:font-name="Lucida Console" style:font-name-complex="Lucida Console" fo:color="#1CA800" style:letter-kerning="false" fo:font-size="9pt" style:font-size-asian="9pt" style:font-size-complex="9pt"/>
    </style:style>
    <style:style style:name="T75" style:parent-style-name="Fonteparág.padrão" style:family="text">
      <style:text-properties style:font-name="Lucida Console" style:font-name-complex="Lucida Console" fo:color="#B148C6" style:letter-kerning="false" fo:font-size="9pt" style:font-size-asian="9pt" style:font-size-complex="9pt"/>
    </style:style>
    <style:style style:name="T76" style:parent-style-name="Fonteparág.padrão" style:family="text">
      <style:text-properties style:font-name="Lucida Console" style:font-name-complex="Lucida Console" fo:color="#C0A000" style:letter-kerning="false" fo:font-size="9pt" style:font-size-asian="9pt" style:font-size-complex="9pt"/>
    </style:style>
    <style:style style:name="T77" style:parent-style-name="Fonteparág.padrão" style:family="text">
      <style:text-properties style:font-name="Lucida Console" style:font-name-complex="Lucida Console" fo:color="#00A89A" style:letter-kerning="false" fo:font-size="9pt" style:font-size-asian="9pt" style:font-size-complex="9pt"/>
    </style:style>
    <style:style style:name="P78" style:parent-style-name="Normal" style:family="paragraph">
      <style:paragraph-properties style:text-autospace="none" fo:margin-bottom="0in" fo:line-height="100%"/>
      <style:text-properties style:font-name="Lucida Console" style:font-name-complex="Lucida Console" style:letter-kerning="false" fo:font-size="9pt" style:font-size-asian="9pt" style:font-size-complex="9pt"/>
    </style:style>
    <style:style style:name="P79" style:parent-style-name="Normal" style:family="paragraph">
      <style:paragraph-properties style:text-autospace="none" fo:margin-bottom="0in" fo:line-height="100%"/>
      <style:text-properties style:font-name="Lucida Console" style:font-name-complex="Lucida Console" style:letter-kerning="false" fo:font-size="9pt" style:font-size-asian="9pt" style:font-size-complex="9pt"/>
    </style:style>
    <style:style style:name="P80" style:parent-style-name="Normal" style:family="paragraph">
      <style:paragraph-properties style:text-autospace="none" fo:margin-bottom="0in" fo:line-height="100%"/>
      <style:text-properties style:font-name="Lucida Console" style:font-name-complex="Lucida Console" style:letter-kerning="false" fo:font-size="9pt" style:font-size-asian="9pt" style:font-size-complex="9pt"/>
    </style:style>
    <style:style style:name="P81" style:parent-style-name="Normal" style:family="paragraph">
      <style:paragraph-properties style:text-autospace="none" fo:margin-bottom="0in" fo:line-height="100%"/>
    </style:style>
    <style:style style:name="T82" style:parent-style-name="Fonteparág.padrão" style:family="text">
      <style:text-properties style:font-name="Lucida Console" style:font-name-complex="Lucida Console" fo:color="#1CA800" style:letter-kerning="false" fo:font-size="9pt" style:font-size-asian="9pt" style:font-size-complex="9pt"/>
    </style:style>
    <style:style style:name="T83" style:parent-style-name="Fonteparág.padrão" style:family="text">
      <style:text-properties style:font-name="Lucida Console" style:font-name-complex="Lucida Console" fo:color="#B148C6" style:letter-kerning="false" fo:font-size="9pt" style:font-size-asian="9pt" style:font-size-complex="9pt"/>
    </style:style>
    <style:style style:name="T84" style:parent-style-name="Fonteparág.padrão" style:family="text">
      <style:text-properties style:font-name="Lucida Console" style:font-name-complex="Lucida Console" fo:color="#C0A000" style:letter-kerning="false" fo:font-size="9pt" style:font-size-asian="9pt" style:font-size-complex="9pt"/>
    </style:style>
    <style:style style:name="T85" style:parent-style-name="Fonteparág.padrão" style:family="text">
      <style:text-properties style:font-name="Lucida Console" style:font-name-complex="Lucida Console" fo:color="#00A89A" style:letter-kerning="false" fo:font-size="9pt" style:font-size-asian="9pt" style:font-size-complex="9pt"/>
    </style:style>
    <style:style style:name="P86" style:parent-style-name="Normal" style:family="paragraph">
      <style:paragraph-properties style:text-autospace="none" fo:margin-bottom="0in" fo:line-height="100%"/>
      <style:text-properties style:font-name="Lucida Console" style:font-name-complex="Lucida Console" style:letter-kerning="false" fo:font-size="9pt" style:font-size-asian="9pt" style:font-size-complex="9pt" fo:language="en" fo:country="ZA"/>
    </style:style>
    <style:style style:name="P87" style:parent-style-name="Normal" style:family="paragraph">
      <style:paragraph-properties style:text-autospace="none" fo:margin-bottom="0in" fo:line-height="100%"/>
      <style:text-properties style:font-name="Lucida Console" style:font-name-complex="Lucida Console" style:letter-kerning="false" fo:font-size="9pt" style:font-size-asian="9pt" style:font-size-complex="9pt" fo:language="en" fo:country="ZA"/>
    </style:style>
    <style:style style:name="P88" style:parent-style-name="Normal" style:family="paragraph">
      <style:paragraph-properties style:text-autospace="none" fo:margin-bottom="0in" fo:line-height="100%"/>
      <style:text-properties style:font-name="Lucida Console" style:font-name-complex="Lucida Console" style:letter-kerning="false" fo:font-size="9pt" style:font-size-asian="9pt" style:font-size-complex="9pt" fo:language="en" fo:country="ZA"/>
    </style:style>
    <style:style style:name="P89" style:parent-style-name="Normal" style:family="paragraph">
      <style:paragraph-properties style:text-autospace="none" fo:margin-bottom="0in" fo:line-height="100%"/>
    </style:style>
    <style:style style:name="T90" style:parent-style-name="Fonteparág.padrão" style:family="text">
      <style:text-properties style:font-name="Lucida Console" style:font-name-complex="Lucida Console" fo:color="#1CA800" style:letter-kerning="false" fo:font-size="9pt" style:font-size-asian="9pt" style:font-size-complex="9pt"/>
    </style:style>
    <style:style style:name="T91" style:parent-style-name="Fonteparág.padrão" style:family="text">
      <style:text-properties style:font-name="Lucida Console" style:font-name-complex="Lucida Console" fo:color="#B148C6" style:letter-kerning="false" fo:font-size="9pt" style:font-size-asian="9pt" style:font-size-complex="9pt"/>
    </style:style>
    <style:style style:name="T92" style:parent-style-name="Fonteparág.padrão" style:family="text">
      <style:text-properties style:font-name="Lucida Console" style:font-name-complex="Lucida Console" fo:color="#C0A000" style:letter-kerning="false" fo:font-size="9pt" style:font-size-asian="9pt" style:font-size-complex="9pt"/>
    </style:style>
    <style:style style:name="T93" style:parent-style-name="Fonteparág.padrão" style:family="text">
      <style:text-properties style:font-name="Lucida Console" style:font-name-complex="Lucida Console" fo:color="#00A89A" style:letter-kerning="false" fo:font-size="9pt" style:font-size-asian="9pt" style:font-size-complex="9pt"/>
    </style:style>
    <style:style style:name="P94" style:parent-style-name="Normal" style:family="paragraph">
      <style:paragraph-properties style:text-autospace="none" fo:margin-bottom="0in" fo:line-height="100%"/>
      <style:text-properties style:font-name="Lucida Console" style:font-name-complex="Lucida Console" style:letter-kerning="false" fo:font-size="9pt" style:font-size-asian="9pt" style:font-size-complex="9pt"/>
    </style:style>
    <style:style style:name="P95" style:parent-style-name="Normal" style:family="paragraph">
      <style:paragraph-properties style:text-autospace="none" fo:margin-bottom="0in" fo:line-height="100%"/>
      <style:text-properties style:font-name="Lucida Console" style:font-name-complex="Lucida Console" style:letter-kerning="false" fo:font-size="9pt" style:font-size-asian="9pt" style:font-size-complex="9pt"/>
    </style:style>
    <style:style style:name="P96" style:parent-style-name="Normal" style:family="paragraph">
      <style:paragraph-properties style:text-autospace="none" fo:margin-bottom="0in" fo:line-height="100%"/>
    </style:style>
    <style:style style:name="T97" style:parent-style-name="Fonteparág.padrão" style:family="text">
      <style:text-properties style:font-name="Lucida Console" style:font-name-complex="Lucida Console" fo:color="#1CA800" style:letter-kerning="false" fo:font-size="9pt" style:font-size-asian="9pt" style:font-size-complex="9pt"/>
    </style:style>
    <style:style style:name="T98" style:parent-style-name="Fonteparág.padrão" style:family="text">
      <style:text-properties style:font-name="Lucida Console" style:font-name-complex="Lucida Console" fo:color="#B148C6" style:letter-kerning="false" fo:font-size="9pt" style:font-size-asian="9pt" style:font-size-complex="9pt"/>
    </style:style>
    <style:style style:name="T99" style:parent-style-name="Fonteparág.padrão" style:family="text">
      <style:text-properties style:font-name="Lucida Console" style:font-name-complex="Lucida Console" fo:color="#C0A000" style:letter-kerning="false" fo:font-size="9pt" style:font-size-asian="9pt" style:font-size-complex="9pt"/>
    </style:style>
    <style:style style:name="T100" style:parent-style-name="Fonteparág.padrão" style:family="text">
      <style:text-properties style:font-name="Lucida Console" style:font-name-complex="Lucida Console" fo:color="#00A89A" style:letter-kerning="false" fo:font-size="9pt" style:font-size-asian="9pt" style:font-size-complex="9pt"/>
    </style:style>
    <style:style style:name="P101" style:parent-style-name="Normal" style:family="paragraph">
      <style:paragraph-properties style:text-autospace="none" fo:margin-bottom="0in" fo:line-height="100%"/>
      <style:text-properties style:font-name="Lucida Console" style:font-name-complex="Lucida Console" style:letter-kerning="false" fo:font-size="9pt" style:font-size-asian="9pt" style:font-size-complex="9pt"/>
    </style:style>
    <style:style style:name="P102" style:parent-style-name="Normal" style:family="paragraph">
      <style:paragraph-properties fo:border-top="none" fo:border-left="none" fo:border-bottom="0.0416in dotted #000000" fo:border-right="none" fo:padding-top="0in" fo:padding-left="0in" fo:padding-bottom="0.0138in" fo:padding-right="0in" style:shadow="none" style:text-autospace="none" fo:margin-bottom="0in" fo:line-height="100%"/>
      <style:text-properties style:font-name="Lucida Console" style:font-name-complex="Lucida Console" style:letter-kerning="false" fo:font-size="9pt" style:font-size-asian="9pt" style:font-size-complex="9pt"/>
    </style:style>
    <style:style style:name="P103" style:parent-style-name="Normal" style:family="paragraph">
      <style:paragraph-properties style:text-autospace="none" fo:margin-bottom="0in" fo:line-height="100%"/>
    </style:style>
    <style:style style:name="T104" style:parent-style-name="Fonteparág.padrão" style:family="text">
      <style:text-properties style:font-name="Lucida Console" style:font-name-complex="Lucida Console" fo:color="#1CA800" style:letter-kerning="false" fo:font-size="9pt" style:font-size-asian="9pt" style:font-size-complex="9pt"/>
    </style:style>
    <style:style style:name="T105" style:parent-style-name="Fonteparág.padrão" style:family="text">
      <style:text-properties style:font-name="Lucida Console" style:font-name-complex="Lucida Console" fo:color="#B148C6" style:letter-kerning="false" fo:font-size="9pt" style:font-size-asian="9pt" style:font-size-complex="9pt"/>
    </style:style>
    <style:style style:name="T106" style:parent-style-name="Fonteparág.padrão" style:family="text">
      <style:text-properties style:font-name="Lucida Console" style:font-name-complex="Lucida Console" fo:color="#C0A000" style:letter-kerning="false" fo:font-size="9pt" style:font-size-asian="9pt" style:font-size-complex="9pt"/>
    </style:style>
    <style:style style:name="T107" style:parent-style-name="Fonteparág.padrão" style:family="text">
      <style:text-properties style:font-name="Lucida Console" style:font-name-complex="Lucida Console" fo:color="#00A89A" style:letter-kerning="false" fo:font-size="9pt" style:font-size-asian="9pt" style:font-size-complex="9pt"/>
    </style:style>
    <style:style style:name="P108" style:parent-style-name="Normal" style:family="paragraph">
      <style:paragraph-properties style:text-autospace="none" fo:margin-bottom="0in" fo:line-height="100%"/>
      <style:text-properties style:font-name="Lucida Console" style:font-name-complex="Lucida Console" style:letter-kerning="false" fo:font-size="9pt" style:font-size-asian="9pt" style:font-size-complex="9pt" fo:language="en" fo:country="ZA"/>
    </style:style>
    <style:style style:name="P109" style:parent-style-name="Normal" style:family="paragraph">
      <style:paragraph-properties style:text-autospace="none" fo:margin-bottom="0in" fo:line-height="100%"/>
      <style:text-properties style:font-name="Lucida Console" style:font-name-complex="Lucida Console" style:letter-kerning="false" fo:font-size="9pt" style:font-size-asian="9pt" style:font-size-complex="9pt" fo:language="en" fo:country="ZA"/>
    </style:style>
    <style:style style:name="P110" style:parent-style-name="Normal" style:family="paragraph">
      <style:paragraph-properties style:text-autospace="none" fo:margin-bottom="0in" fo:line-height="100%"/>
      <style:text-properties style:font-name="Lucida Console" style:font-name-complex="Lucida Console" style:letter-kerning="false" fo:font-size="9pt" style:font-size-asian="9pt" style:font-size-complex="9pt" fo:language="en" fo:country="ZA"/>
    </style:style>
    <style:style style:name="P111" style:parent-style-name="Normal" style:family="paragraph">
      <style:paragraph-properties style:text-autospace="none" fo:margin-bottom="0in" fo:line-height="100%"/>
      <style:text-properties style:font-name="Lucida Console" style:font-name-complex="Lucida Console" style:letter-kerning="false" fo:font-size="9pt" style:font-size-asian="9pt" style:font-size-complex="9pt" fo:language="en" fo:country="ZA"/>
    </style:style>
    <style:style style:name="P112" style:parent-style-name="Normal" style:family="paragraph">
      <style:paragraph-properties style:text-autospace="none" fo:margin-bottom="0in" fo:line-height="100%"/>
      <style:text-properties style:font-name="Lucida Console" style:font-name-complex="Lucida Console" style:letter-kerning="false" fo:font-size="9pt" style:font-size-asian="9pt" style:font-size-complex="9pt" fo:language="en" fo:country="ZA"/>
    </style:style>
    <style:style style:name="P113" style:parent-style-name="Normal" style:family="paragraph">
      <style:paragraph-properties style:text-autospace="none" fo:margin-bottom="0in" fo:line-height="100%"/>
      <style:text-properties style:font-name="Lucida Console" style:font-name-complex="Lucida Console" style:letter-kerning="false" fo:font-size="9pt" style:font-size-asian="9pt" style:font-size-complex="9pt" fo:language="en" fo:country="ZA"/>
    </style:style>
    <style:style style:name="P114" style:parent-style-name="Normal" style:family="paragraph">
      <style:paragraph-properties style:text-autospace="none" fo:margin-bottom="0in" fo:line-height="100%"/>
      <style:text-properties style:font-name="Lucida Console" style:font-name-complex="Lucida Console" style:letter-kerning="false" fo:font-size="9pt" style:font-size-asian="9pt" style:font-size-complex="9pt" fo:language="en" fo:country="ZA"/>
    </style:style>
    <style:style style:name="P115" style:parent-style-name="Normal" style:family="paragraph">
      <style:paragraph-properties style:text-autospace="none" fo:margin-bottom="0in" fo:line-height="100%"/>
      <style:text-properties style:font-name="Lucida Console" style:font-name-complex="Lucida Console" style:letter-kerning="false" fo:font-size="9pt" style:font-size-asian="9pt" style:font-size-complex="9pt" fo:language="en" fo:country="ZA"/>
    </style:style>
    <style:style style:name="P116" style:parent-style-name="Normal" style:family="paragraph">
      <style:paragraph-properties style:text-autospace="none" fo:margin-bottom="0in" fo:line-height="100%"/>
      <style:text-properties style:font-name="Lucida Console" style:font-name-complex="Lucida Console" style:letter-kerning="false" fo:font-size="9pt" style:font-size-asian="9pt" style:font-size-complex="9pt" fo:language="en" fo:country="ZA"/>
    </style:style>
    <style:style style:name="P117" style:parent-style-name="Normal" style:family="paragraph">
      <style:paragraph-properties style:text-autospace="none" fo:margin-bottom="0in" fo:line-height="100%"/>
      <style:text-properties style:font-name="Lucida Console" style:font-name-complex="Lucida Console" style:letter-kerning="false" fo:font-size="9pt" style:font-size-asian="9pt" style:font-size-complex="9pt" fo:language="en" fo:country="ZA"/>
    </style:style>
    <style:style style:name="P118" style:parent-style-name="Normal" style:family="paragraph">
      <style:paragraph-properties style:text-autospace="none" fo:margin-bottom="0in" fo:line-height="100%"/>
      <style:text-properties style:font-name="Lucida Console" style:font-name-complex="Lucida Console" style:letter-kerning="false" fo:font-size="9pt" style:font-size-asian="9pt" style:font-size-complex="9pt" fo:language="en" fo:country="ZA"/>
    </style:style>
    <style:style style:name="P119" style:parent-style-name="Normal" style:family="paragraph">
      <style:paragraph-properties style:text-autospace="none" fo:margin-bottom="0in" fo:line-height="100%"/>
      <style:text-properties style:font-name="Lucida Console" style:font-name-complex="Lucida Console" style:letter-kerning="false" fo:font-size="9pt" style:font-size-asian="9pt" style:font-size-complex="9pt" fo:language="en" fo:country="ZA"/>
    </style:style>
    <style:style style:name="P120" style:parent-style-name="Normal" style:family="paragraph">
      <style:paragraph-properties style:text-autospace="none" fo:margin-bottom="0in" fo:line-height="100%"/>
      <style:text-properties style:font-name="Lucida Console" style:font-name-complex="Lucida Console" style:letter-kerning="false" fo:font-size="9pt" style:font-size-asian="9pt" style:font-size-complex="9pt" fo:language="en" fo:country="ZA"/>
    </style:style>
    <style:style style:name="P121" style:parent-style-name="Normal" style:family="paragraph">
      <style:paragraph-properties style:text-autospace="none" fo:margin-bottom="0in" fo:line-height="100%"/>
      <style:text-properties style:font-name="Lucida Console" style:font-name-complex="Lucida Console" style:letter-kerning="false" fo:font-size="9pt" style:font-size-asian="9pt" style:font-size-complex="9pt" fo:language="en" fo:country="ZA"/>
    </style:style>
    <style:style style:name="P122" style:parent-style-name="Normal" style:family="paragraph">
      <style:paragraph-properties style:text-autospace="none" fo:margin-bottom="0in" fo:line-height="100%"/>
    </style:style>
    <style:style style:name="T123" style:parent-style-name="Fonteparág.padrão" style:family="text">
      <style:text-properties style:font-name="Lucida Console" style:font-name-complex="Lucida Console" fo:color="#1CA800" style:letter-kerning="false" fo:font-size="9pt" style:font-size-asian="9pt" style:font-size-complex="9pt"/>
    </style:style>
    <style:style style:name="T124" style:parent-style-name="Fonteparág.padrão" style:family="text">
      <style:text-properties style:font-name="Lucida Console" style:font-name-complex="Lucida Console" fo:color="#B148C6" style:letter-kerning="false" fo:font-size="9pt" style:font-size-asian="9pt" style:font-size-complex="9pt"/>
    </style:style>
    <style:style style:name="T125" style:parent-style-name="Fonteparág.padrão" style:family="text">
      <style:text-properties style:font-name="Lucida Console" style:font-name-complex="Lucida Console" fo:color="#C0A000" style:letter-kerning="false" fo:font-size="9pt" style:font-size-asian="9pt" style:font-size-complex="9pt"/>
    </style:style>
    <style:style style:name="T126" style:parent-style-name="Fonteparág.padrão" style:family="text">
      <style:text-properties style:font-name="Lucida Console" style:font-name-complex="Lucida Console" fo:color="#00A89A" style:letter-kerning="false" fo:font-size="9pt" style:font-size-asian="9pt" style:font-size-complex="9pt"/>
    </style:style>
    <style:style style:name="P127" style:parent-style-name="Normal" style:family="paragraph">
      <style:paragraph-properties style:text-autospace="none" fo:margin-bottom="0in" fo:line-height="100%"/>
      <style:text-properties style:font-name="Lucida Console" style:font-name-complex="Lucida Console" style:letter-kerning="false" fo:font-size="9pt" style:font-size-asian="9pt" style:font-size-complex="9pt" fo:language="en" fo:country="ZA"/>
    </style:style>
    <style:style style:name="P128" style:parent-style-name="Normal" style:family="paragraph">
      <style:paragraph-properties style:text-autospace="none" fo:margin-bottom="0in" fo:line-height="100%"/>
      <style:text-properties style:font-name="Lucida Console" style:font-name-complex="Lucida Console" style:letter-kerning="false" fo:font-size="9pt" style:font-size-asian="9pt" style:font-size-complex="9pt" fo:language="en" fo:country="ZA"/>
    </style:style>
    <style:style style:name="P129" style:parent-style-name="Normal" style:family="paragraph">
      <style:paragraph-properties style:text-autospace="none" fo:margin-bottom="0in" fo:line-height="100%"/>
      <style:text-properties style:font-name="Lucida Console" style:font-name-complex="Lucida Console" style:letter-kerning="false" fo:font-size="9pt" style:font-size-asian="9pt" style:font-size-complex="9pt" fo:language="en" fo:country="ZA"/>
    </style:style>
    <style:style style:name="P130" style:parent-style-name="Normal" style:family="paragraph">
      <style:paragraph-properties style:text-autospace="none" fo:margin-bottom="0in" fo:line-height="100%"/>
    </style:style>
    <style:style style:name="T131" style:parent-style-name="Fonteparág.padrão" style:family="text">
      <style:text-properties style:font-name="Lucida Console" style:font-name-complex="Lucida Console" fo:color="#1CA800" style:letter-kerning="false" fo:font-size="9pt" style:font-size-asian="9pt" style:font-size-complex="9pt"/>
    </style:style>
    <style:style style:name="T132" style:parent-style-name="Fonteparág.padrão" style:family="text">
      <style:text-properties style:font-name="Lucida Console" style:font-name-complex="Lucida Console" fo:color="#B148C6" style:letter-kerning="false" fo:font-size="9pt" style:font-size-asian="9pt" style:font-size-complex="9pt"/>
    </style:style>
    <style:style style:name="T133" style:parent-style-name="Fonteparág.padrão" style:family="text">
      <style:text-properties style:font-name="Lucida Console" style:font-name-complex="Lucida Console" fo:color="#C0A000" style:letter-kerning="false" fo:font-size="9pt" style:font-size-asian="9pt" style:font-size-complex="9pt"/>
    </style:style>
    <style:style style:name="T134" style:parent-style-name="Fonteparág.padrão" style:family="text">
      <style:text-properties style:font-name="Lucida Console" style:font-name-complex="Lucida Console" fo:color="#00A89A" style:letter-kerning="false" fo:font-size="9pt" style:font-size-asian="9pt" style:font-size-complex="9pt"/>
    </style:style>
    <style:style style:name="P135" style:parent-style-name="Normal" style:family="paragraph">
      <style:paragraph-properties style:text-autospace="none" fo:margin-bottom="0in" fo:line-height="100%"/>
      <style:text-properties style:font-name="Lucida Console" style:font-name-complex="Lucida Console" style:letter-kerning="false" fo:font-size="9pt" style:font-size-asian="9pt" style:font-size-complex="9pt" fo:language="en" fo:country="ZA"/>
    </style:style>
    <style:style style:name="P136" style:parent-style-name="Normal" style:family="paragraph">
      <style:paragraph-properties style:text-autospace="none" fo:margin-bottom="0in" fo:line-height="100%"/>
      <style:text-properties style:font-name="Lucida Console" style:font-name-complex="Lucida Console" style:letter-kerning="false" fo:font-size="9pt" style:font-size-asian="9pt" style:font-size-complex="9pt" fo:language="en" fo:country="ZA"/>
    </style:style>
    <style:style style:name="P137" style:parent-style-name="Normal" style:family="paragraph">
      <style:paragraph-properties style:text-autospace="none" fo:margin-bottom="0in" fo:line-height="100%"/>
      <style:text-properties style:font-name="Lucida Console" style:font-name-complex="Lucida Console" style:letter-kerning="false" fo:font-size="9pt" style:font-size-asian="9pt" style:font-size-complex="9pt" fo:language="en" fo:country="ZA"/>
    </style:style>
    <style:style style:name="P138" style:parent-style-name="Normal" style:family="paragraph">
      <style:paragraph-properties style:text-autospace="none" fo:margin-bottom="0in" fo:line-height="100%"/>
    </style:style>
    <style:style style:name="T139" style:parent-style-name="Fonteparág.padrão" style:family="text">
      <style:text-properties style:font-name="Lucida Console" style:font-name-complex="Lucida Console" fo:color="#1CA800" style:letter-kerning="false" fo:font-size="9pt" style:font-size-asian="9pt" style:font-size-complex="9pt"/>
    </style:style>
    <style:style style:name="T140" style:parent-style-name="Fonteparág.padrão" style:family="text">
      <style:text-properties style:font-name="Lucida Console" style:font-name-complex="Lucida Console" fo:color="#B148C6" style:letter-kerning="false" fo:font-size="9pt" style:font-size-asian="9pt" style:font-size-complex="9pt"/>
    </style:style>
    <style:style style:name="T141" style:parent-style-name="Fonteparág.padrão" style:family="text">
      <style:text-properties style:font-name="Lucida Console" style:font-name-complex="Lucida Console" fo:color="#C0A000" style:letter-kerning="false" fo:font-size="9pt" style:font-size-asian="9pt" style:font-size-complex="9pt"/>
    </style:style>
    <style:style style:name="T142" style:parent-style-name="Fonteparág.padrão" style:family="text">
      <style:text-properties style:font-name="Lucida Console" style:font-name-complex="Lucida Console" fo:color="#00A89A" style:letter-kerning="false" fo:font-size="9pt" style:font-size-asian="9pt" style:font-size-complex="9pt"/>
    </style:style>
    <style:style style:name="P143" style:parent-style-name="Normal" style:family="paragraph">
      <style:paragraph-properties style:text-autospace="none" fo:margin-bottom="0in" fo:line-height="100%"/>
      <style:text-properties style:font-name="Lucida Console" style:font-name-complex="Lucida Console" style:letter-kerning="false" fo:font-size="9pt" style:font-size-asian="9pt" style:font-size-complex="9pt" fo:language="en" fo:country="ZA"/>
    </style:style>
    <style:style style:name="P144" style:parent-style-name="Normal" style:family="paragraph">
      <style:paragraph-properties style:text-autospace="none" fo:margin-bottom="0in" fo:line-height="100%"/>
      <style:text-properties style:font-name="Lucida Console" style:font-name-complex="Lucida Console" style:letter-kerning="false" fo:font-size="9pt" style:font-size-asian="9pt" style:font-size-complex="9pt" fo:language="en" fo:country="ZA"/>
    </style:style>
    <style:style style:name="P145" style:parent-style-name="Normal" style:family="paragraph">
      <style:paragraph-properties style:text-autospace="none" fo:margin-bottom="0in" fo:line-height="100%"/>
    </style:style>
    <style:style style:name="T146" style:parent-style-name="Fonteparág.padrão" style:family="text">
      <style:text-properties style:font-name="Lucida Console" style:font-name-complex="Lucida Console" fo:color="#1CA800" style:letter-kerning="false" fo:font-size="9pt" style:font-size-asian="9pt" style:font-size-complex="9pt" fo:language="en" fo:country="ZA"/>
    </style:style>
    <style:style style:name="T147" style:parent-style-name="Fonteparág.padrão" style:family="text">
      <style:text-properties style:font-name="Lucida Console" style:font-name-complex="Lucida Console" fo:color="#B148C6" style:letter-kerning="false" fo:font-size="9pt" style:font-size-asian="9pt" style:font-size-complex="9pt" fo:language="en" fo:country="ZA"/>
    </style:style>
    <style:style style:name="T148" style:parent-style-name="Fonteparág.padrão" style:family="text">
      <style:text-properties style:font-name="Lucida Console" style:font-name-complex="Lucida Console" fo:color="#C0A000" style:letter-kerning="false" fo:font-size="9pt" style:font-size-asian="9pt" style:font-size-complex="9pt" fo:language="en" fo:country="ZA"/>
    </style:style>
    <style:style style:name="T149" style:parent-style-name="Fonteparág.padrão" style:family="text">
      <style:text-properties style:font-name="Lucida Console" style:font-name-complex="Lucida Console" fo:color="#00A89A" style:letter-kerning="false" fo:font-size="9pt" style:font-size-asian="9pt" style:font-size-complex="9pt" fo:language="en" fo:country="ZA"/>
    </style:style>
    <style:style style:name="P150" style:parent-style-name="Normal" style:family="paragraph">
      <style:paragraph-properties style:text-autospace="none" fo:margin-bottom="0in" fo:line-height="100%"/>
      <style:text-properties style:font-name="Lucida Console" style:font-name-complex="Lucida Console" style:letter-kerning="false" fo:font-size="9pt" style:font-size-asian="9pt" style:font-size-complex="9pt" fo:language="en" fo:country="ZA"/>
    </style:style>
    <style:style style:name="P151" style:parent-style-name="Normal" style:family="paragraph">
      <style:paragraph-properties style:text-autospace="none" fo:margin-bottom="0in" fo:line-height="100%"/>
      <style:text-properties style:font-name="Lucida Console" style:font-name-complex="Lucida Console" style:letter-kerning="false" fo:font-size="9pt" style:font-size-asian="9pt" style:font-size-complex="9pt" fo:language="en" fo:country="ZA"/>
    </style:style>
    <style:style style:name="P152" style:parent-style-name="Normal" style:family="paragraph">
      <style:paragraph-properties style:text-autospace="none" fo:margin-bottom="0in" fo:line-height="100%"/>
      <style:text-properties style:font-name="Lucida Console" style:font-name-complex="Lucida Console" style:letter-kerning="false" fo:font-size="9pt" style:font-size-asian="9pt" style:font-size-complex="9pt" fo:language="en" fo:country="ZA"/>
    </style:style>
    <style:style style:name="P153" style:parent-style-name="Normal" style:family="paragraph">
      <style:paragraph-properties style:text-autospace="none" fo:margin-bottom="0in" fo:line-height="100%"/>
      <style:text-properties style:font-name="Lucida Console" style:font-name-complex="Lucida Console" style:letter-kerning="false" fo:font-size="9pt" style:font-size-asian="9pt" style:font-size-complex="9pt" fo:language="en" fo:country="ZA"/>
    </style:style>
    <style:style style:name="P154" style:parent-style-name="Normal" style:family="paragraph">
      <style:paragraph-properties style:text-autospace="none" fo:margin-bottom="0in" fo:line-height="100%"/>
      <style:text-properties style:font-name="Lucida Console" style:font-name-complex="Lucida Console" style:letter-kerning="false" fo:font-size="9pt" style:font-size-asian="9pt" style:font-size-complex="9pt" fo:language="en" fo:country="ZA"/>
    </style:style>
    <style:style style:name="P155" style:parent-style-name="Normal" style:family="paragraph">
      <style:paragraph-properties style:text-autospace="none" fo:margin-bottom="0in" fo:line-height="100%"/>
      <style:text-properties style:font-name="Lucida Console" style:font-name-complex="Lucida Console" style:letter-kerning="false" fo:font-size="9pt" style:font-size-asian="9pt" style:font-size-complex="9pt" fo:language="en" fo:country="ZA"/>
    </style:style>
    <style:style style:name="P156" style:parent-style-name="Normal" style:family="paragraph">
      <style:paragraph-properties style:text-autospace="none" fo:margin-bottom="0in" fo:line-height="100%"/>
      <style:text-properties style:font-name="Lucida Console" style:font-name-complex="Lucida Console" style:letter-kerning="false" fo:font-size="9pt" style:font-size-asian="9pt" style:font-size-complex="9pt" fo:language="en" fo:country="ZA"/>
    </style:style>
    <style:style style:name="P157" style:parent-style-name="Normal" style:family="paragraph">
      <style:paragraph-properties style:text-autospace="none" fo:margin-bottom="0in" fo:line-height="100%"/>
    </style:style>
    <style:style style:name="T158" style:parent-style-name="Fonteparág.padrão" style:family="text">
      <style:text-properties style:font-name="Lucida Console" style:font-name-complex="Lucida Console" style:letter-kerning="false" fo:font-size="9pt" style:font-size-asian="9pt" style:font-size-complex="9pt" fo:language="en" fo:country="ZA"/>
    </style:style>
    <style:style style:name="T159" style:parent-style-name="Fonteparág.padrão" style:family="text">
      <style:text-properties style:font-name="Lucida Console" style:font-name-complex="Lucida Console" fo:color="#D42C3A" style:letter-kerning="false" fo:font-size="9pt" style:font-size-asian="9pt" style:font-size-complex="9pt" fo:language="en" fo:country="ZA"/>
    </style:style>
    <style:style style:name="P160" style:parent-style-name="Normal" style:family="paragraph">
      <style:paragraph-properties style:text-autospace="none" fo:margin-bottom="0in" fo:line-height="100%"/>
      <style:text-properties style:font-name="Lucida Console" style:font-name-complex="Lucida Console" fo:color="#D42C3A" style:letter-kerning="false" fo:font-size="9pt" style:font-size-asian="9pt" style:font-size-complex="9pt" fo:language="en" fo:country="ZA"/>
    </style:style>
    <style:style style:name="P161" style:parent-style-name="Normal" style:family="paragraph">
      <style:paragraph-properties style:text-autospace="none" fo:margin-bottom="0in" fo:line-height="100%"/>
      <style:text-properties style:font-name="Lucida Console" style:font-name-complex="Lucida Console" style:letter-kerning="false" fo:font-size="9pt" style:font-size-asian="9pt" style:font-size-complex="9pt" fo:language="en" fo:country="ZA"/>
    </style:style>
    <style:style style:name="P162" style:parent-style-name="Normal" style:family="paragraph">
      <style:paragraph-properties style:text-autospace="none" fo:margin-bottom="0in" fo:line-height="100%"/>
      <style:text-properties style:font-name="Lucida Console" style:font-name-complex="Lucida Console" style:letter-kerning="false" fo:font-size="9pt" style:font-size-asian="9pt" style:font-size-complex="9pt" fo:language="en" fo:country="ZA"/>
    </style:style>
    <style:style style:name="P163" style:parent-style-name="Normal" style:family="paragraph">
      <style:paragraph-properties style:text-autospace="none" fo:margin-bottom="0in" fo:line-height="100%"/>
    </style:style>
    <style:style style:name="T164" style:parent-style-name="Fonteparág.padrão" style:family="text">
      <style:text-properties style:font-name="Lucida Console" style:font-name-complex="Lucida Console" fo:color="#1CA800" style:letter-kerning="false" fo:font-size="9pt" style:font-size-asian="9pt" style:font-size-complex="9pt"/>
    </style:style>
    <style:style style:name="T165" style:parent-style-name="Fonteparág.padrão" style:family="text">
      <style:text-properties style:font-name="Lucida Console" style:font-name-complex="Lucida Console" fo:color="#B148C6" style:letter-kerning="false" fo:font-size="9pt" style:font-size-asian="9pt" style:font-size-complex="9pt"/>
    </style:style>
    <style:style style:name="T166" style:parent-style-name="Fonteparág.padrão" style:family="text">
      <style:text-properties style:font-name="Lucida Console" style:font-name-complex="Lucida Console" fo:color="#C0A000" style:letter-kerning="false" fo:font-size="9pt" style:font-size-asian="9pt" style:font-size-complex="9pt"/>
    </style:style>
    <style:style style:name="T167" style:parent-style-name="Fonteparág.padrão" style:family="text">
      <style:text-properties style:font-name="Lucida Console" style:font-name-complex="Lucida Console" fo:color="#00A89A" style:letter-kerning="false" fo:font-size="9pt" style:font-size-asian="9pt" style:font-size-complex="9pt"/>
    </style:style>
    <style:style style:name="P168" style:parent-style-name="Normal" style:family="paragraph">
      <style:paragraph-properties style:text-autospace="none" fo:margin-bottom="0in" fo:line-height="100%"/>
      <style:text-properties style:font-name="Lucida Console" style:font-name-complex="Lucida Console" style:letter-kerning="false" fo:font-size="9pt" style:font-size-asian="9pt" style:font-size-complex="9pt" fo:language="en" fo:country="ZA"/>
    </style:style>
    <style:style style:name="P169" style:parent-style-name="Normal" style:family="paragraph">
      <style:paragraph-properties style:text-autospace="none" fo:margin-bottom="0in" fo:line-height="100%"/>
      <style:text-properties style:font-name="Lucida Console" style:font-name-complex="Lucida Console" style:letter-kerning="false" fo:font-size="9pt" style:font-size-asian="9pt" style:font-size-complex="9pt" fo:language="en" fo:country="ZA"/>
    </style:style>
    <style:style style:name="P170" style:parent-style-name="Normal" style:family="paragraph">
      <style:paragraph-properties style:text-autospace="none" fo:margin-bottom="0in" fo:line-height="100%"/>
    </style:style>
    <style:style style:name="T171" style:parent-style-name="Fonteparág.padrão" style:family="text">
      <style:text-properties style:font-name="Lucida Console" style:font-name-complex="Lucida Console" fo:color="#1CA800" style:letter-kerning="false" fo:font-size="9pt" style:font-size-asian="9pt" style:font-size-complex="9pt" fo:language="en" fo:country="ZA"/>
    </style:style>
    <style:style style:name="T172" style:parent-style-name="Fonteparág.padrão" style:family="text">
      <style:text-properties style:font-name="Lucida Console" style:font-name-complex="Lucida Console" fo:color="#B148C6" style:letter-kerning="false" fo:font-size="9pt" style:font-size-asian="9pt" style:font-size-complex="9pt" fo:language="en" fo:country="ZA"/>
    </style:style>
    <style:style style:name="T173" style:parent-style-name="Fonteparág.padrão" style:family="text">
      <style:text-properties style:font-name="Lucida Console" style:font-name-complex="Lucida Console" fo:color="#C0A000" style:letter-kerning="false" fo:font-size="9pt" style:font-size-asian="9pt" style:font-size-complex="9pt" fo:language="en" fo:country="ZA"/>
    </style:style>
    <style:style style:name="T174" style:parent-style-name="Fonteparág.padrão" style:family="text">
      <style:text-properties style:font-name="Lucida Console" style:font-name-complex="Lucida Console" fo:color="#00A89A" style:letter-kerning="false" fo:font-size="9pt" style:font-size-asian="9pt" style:font-size-complex="9pt" fo:language="en" fo:country="ZA"/>
    </style:style>
    <style:style style:name="P175" style:parent-style-name="Normal" style:family="paragraph">
      <style:paragraph-properties style:text-autospace="none" fo:margin-bottom="0in" fo:line-height="100%"/>
      <style:text-properties style:font-name="Lucida Console" style:font-name-complex="Lucida Console" style:letter-kerning="false" fo:font-size="9pt" style:font-size-asian="9pt" style:font-size-complex="9pt" fo:language="en" fo:country="ZA"/>
    </style:style>
    <style:style style:name="P176" style:parent-style-name="Normal" style:family="paragraph">
      <style:paragraph-properties style:text-autospace="none" fo:margin-bottom="0in" fo:line-height="100%"/>
      <style:text-properties style:font-name="Lucida Console" style:font-name-complex="Lucida Console" style:letter-kerning="false" fo:font-size="9pt" style:font-size-asian="9pt" style:font-size-complex="9pt" fo:language="en" fo:country="ZA"/>
    </style:style>
    <style:style style:name="P177" style:parent-style-name="Normal" style:family="paragraph">
      <style:paragraph-properties style:text-autospace="none" fo:margin-bottom="0in" fo:line-height="100%"/>
      <style:text-properties style:font-name="Lucida Console" style:font-name-complex="Lucida Console" style:letter-kerning="false" fo:font-size="9pt" style:font-size-asian="9pt" style:font-size-complex="9pt" fo:language="en" fo:country="ZA"/>
    </style:style>
    <style:style style:name="P178" style:parent-style-name="Normal" style:family="paragraph">
      <style:paragraph-properties style:text-autospace="none" fo:margin-bottom="0in" fo:line-height="100%"/>
      <style:text-properties style:font-name="Lucida Console" style:font-name-complex="Lucida Console" style:letter-kerning="false" fo:font-size="9pt" style:font-size-asian="9pt" style:font-size-complex="9pt" fo:language="en" fo:country="ZA"/>
    </style:style>
    <style:style style:name="P179" style:parent-style-name="Normal" style:family="paragraph">
      <style:paragraph-properties style:text-autospace="none" fo:margin-bottom="0in" fo:line-height="100%"/>
      <style:text-properties style:font-name="Lucida Console" style:font-name-complex="Lucida Console" style:letter-kerning="false" fo:font-size="9pt" style:font-size-asian="9pt" style:font-size-complex="9pt" fo:language="en" fo:country="ZA"/>
    </style:style>
    <style:style style:name="P180" style:parent-style-name="Normal" style:family="paragraph">
      <style:paragraph-properties style:text-autospace="none" fo:margin-bottom="0in" fo:line-height="100%"/>
      <style:text-properties style:font-name="Lucida Console" style:font-name-complex="Lucida Console" style:letter-kerning="false" fo:font-size="9pt" style:font-size-asian="9pt" style:font-size-complex="9pt" fo:language="en" fo:country="ZA"/>
    </style:style>
    <style:style style:name="P181" style:parent-style-name="Normal" style:family="paragraph">
      <style:paragraph-properties style:text-autospace="none" fo:margin-bottom="0in" fo:line-height="100%"/>
      <style:text-properties style:font-name="Lucida Console" style:font-name-complex="Lucida Console" style:letter-kerning="false" fo:font-size="9pt" style:font-size-asian="9pt" style:font-size-complex="9pt" fo:language="en" fo:country="ZA"/>
    </style:style>
    <style:style style:name="P182" style:parent-style-name="Normal" style:family="paragraph">
      <style:paragraph-properties style:text-autospace="none" fo:margin-bottom="0in" fo:line-height="100%"/>
    </style:style>
    <style:style style:name="T183" style:parent-style-name="Fonteparág.padrão" style:family="text">
      <style:text-properties style:font-name="Lucida Console" style:font-name-complex="Lucida Console" style:letter-kerning="false" fo:font-size="9pt" style:font-size-asian="9pt" style:font-size-complex="9pt" fo:language="en" fo:country="ZA"/>
    </style:style>
    <style:style style:name="T184" style:parent-style-name="Fonteparág.padrão" style:family="text">
      <style:text-properties style:font-name="Lucida Console" style:font-name-complex="Lucida Console" fo:color="#1CA800" style:letter-kerning="false" fo:font-size="9pt" style:font-size-asian="9pt" style:font-size-complex="9pt" fo:language="en" fo:country="ZA"/>
    </style:style>
    <style:style style:name="P185" style:parent-style-name="Normal" style:family="paragraph">
      <style:paragraph-properties style:text-autospace="none" fo:margin-bottom="0in" fo:line-height="100%"/>
      <style:text-properties style:font-name="Lucida Console" style:font-name-complex="Lucida Console" fo:color="#1CA800" style:letter-kerning="false" fo:font-size="9pt" style:font-size-asian="9pt" style:font-size-complex="9pt" fo:language="en" fo:country="ZA"/>
    </style:style>
    <style:style style:name="P186" style:parent-style-name="Normal" style:family="paragraph">
      <style:paragraph-properties style:text-autospace="none" fo:margin-bottom="0in" fo:line-height="100%"/>
      <style:text-properties style:font-name="Lucida Console" style:font-name-complex="Lucida Console" fo:color="#1CA800" style:letter-kerning="false" fo:font-size="9pt" style:font-size-asian="9pt" style:font-size-complex="9pt" fo:language="en" fo:country="ZA"/>
    </style:style>
    <style:style style:name="P187" style:parent-style-name="Normal" style:family="paragraph">
      <style:paragraph-properties style:text-autospace="none" fo:margin-bottom="0in" fo:line-height="100%"/>
    </style:style>
    <style:style style:name="T188" style:parent-style-name="Fonteparág.padrão" style:family="text">
      <style:text-properties style:font-name="Lucida Console" style:font-name-complex="Lucida Console" fo:color="#1CA800" style:letter-kerning="false" fo:font-size="9pt" style:font-size-asian="9pt" style:font-size-complex="9pt" fo:language="en" fo:country="ZA"/>
    </style:style>
    <style:style style:name="T189" style:parent-style-name="Fonteparág.padrão" style:family="text">
      <style:text-properties style:font-name="Lucida Console" style:font-name-complex="Lucida Console" fo:color="#B148C6" style:letter-kerning="false" fo:font-size="9pt" style:font-size-asian="9pt" style:font-size-complex="9pt" fo:language="en" fo:country="ZA"/>
    </style:style>
    <style:style style:name="T190" style:parent-style-name="Fonteparág.padrão" style:family="text">
      <style:text-properties style:font-name="Lucida Console" style:font-name-complex="Lucida Console" fo:color="#C0A000" style:letter-kerning="false" fo:font-size="9pt" style:font-size-asian="9pt" style:font-size-complex="9pt" fo:language="en" fo:country="ZA"/>
    </style:style>
    <style:style style:name="T191" style:parent-style-name="Fonteparág.padrão" style:family="text">
      <style:text-properties style:font-name="Lucida Console" style:font-name-complex="Lucida Console" fo:color="#00A89A" style:letter-kerning="false" fo:font-size="9pt" style:font-size-asian="9pt" style:font-size-complex="9pt" fo:language="en" fo:country="ZA"/>
    </style:style>
    <style:style style:name="P192" style:parent-style-name="Normal" style:family="paragraph">
      <style:paragraph-properties style:text-autospace="none" fo:margin-bottom="0in" fo:line-height="100%"/>
      <style:text-properties style:font-name="Lucida Console" style:font-name-complex="Lucida Console" style:letter-kerning="false" fo:font-size="9pt" style:font-size-asian="9pt" style:font-size-complex="9pt" fo:language="en" fo:country="ZA"/>
    </style:style>
    <style:style style:name="P193" style:parent-style-name="Normal" style:family="paragraph">
      <style:paragraph-properties style:text-autospace="none" fo:margin-bottom="0in" fo:line-height="100%"/>
      <style:text-properties style:font-name="Lucida Console" style:font-name-complex="Lucida Console" style:letter-kerning="false" fo:font-size="9pt" style:font-size-asian="9pt" style:font-size-complex="9pt" fo:language="en" fo:country="ZA"/>
    </style:style>
    <style:style style:name="P194" style:parent-style-name="Normal" style:family="paragraph">
      <style:paragraph-properties style:text-autospace="none" fo:margin-bottom="0in" fo:line-height="100%"/>
      <style:text-properties style:font-name="Lucida Console" style:font-name-complex="Lucida Console" style:letter-kerning="false" fo:font-size="9pt" style:font-size-asian="9pt" style:font-size-complex="9pt" fo:language="en" fo:country="ZA"/>
    </style:style>
    <style:style style:name="P195" style:parent-style-name="Normal" style:family="paragraph">
      <style:paragraph-properties style:text-autospace="none" fo:margin-bottom="0in" fo:line-height="100%"/>
      <style:text-properties style:font-name="Lucida Console" style:font-name-complex="Lucida Console" style:letter-kerning="false" fo:font-size="9pt" style:font-size-asian="9pt" style:font-size-complex="9pt" fo:language="en" fo:country="ZA"/>
    </style:style>
    <style:style style:name="P196" style:parent-style-name="Normal" style:family="paragraph">
      <style:paragraph-properties style:text-autospace="none" fo:margin-bottom="0in" fo:line-height="100%"/>
      <style:text-properties style:font-name="Lucida Console" style:font-name-complex="Lucida Console" style:letter-kerning="false" fo:font-size="9pt" style:font-size-asian="9pt" style:font-size-complex="9pt" fo:language="en" fo:country="ZA"/>
    </style:style>
    <style:style style:name="P197" style:parent-style-name="Normal" style:family="paragraph">
      <style:paragraph-properties style:text-autospace="none" fo:margin-bottom="0in" fo:line-height="100%"/>
    </style:style>
    <style:style style:name="T198" style:parent-style-name="Fonteparág.padrão" style:family="text">
      <style:text-properties style:font-name="Lucida Console" style:font-name-complex="Lucida Console" fo:color="#1CA800" style:letter-kerning="false" fo:font-size="9pt" style:font-size-asian="9pt" style:font-size-complex="9pt"/>
    </style:style>
    <style:style style:name="T199" style:parent-style-name="Fonteparág.padrão" style:family="text">
      <style:text-properties style:font-name="Lucida Console" style:font-name-complex="Lucida Console" fo:color="#B148C6" style:letter-kerning="false" fo:font-size="9pt" style:font-size-asian="9pt" style:font-size-complex="9pt"/>
    </style:style>
    <style:style style:name="T200" style:parent-style-name="Fonteparág.padrão" style:family="text">
      <style:text-properties style:font-name="Lucida Console" style:font-name-complex="Lucida Console" fo:color="#C0A000" style:letter-kerning="false" fo:font-size="9pt" style:font-size-asian="9pt" style:font-size-complex="9pt"/>
    </style:style>
    <style:style style:name="T201" style:parent-style-name="Fonteparág.padrão" style:family="text">
      <style:text-properties style:font-name="Lucida Console" style:font-name-complex="Lucida Console" fo:color="#00A89A" style:letter-kerning="false" fo:font-size="9pt" style:font-size-asian="9pt" style:font-size-complex="9pt"/>
    </style:style>
    <style:style style:name="P202" style:parent-style-name="Normal" style:family="paragraph">
      <style:paragraph-properties style:text-autospace="none" fo:margin-bottom="0in" fo:line-height="100%"/>
      <style:text-properties style:font-name="Lucida Console" style:font-name-complex="Lucida Console" style:letter-kerning="false" fo:font-size="9pt" style:font-size-asian="9pt" style:font-size-complex="9pt" fo:language="en" fo:country="ZA"/>
    </style:style>
    <style:style style:name="P203" style:parent-style-name="Normal" style:family="paragraph">
      <style:paragraph-properties style:text-autospace="none" fo:margin-bottom="0in" fo:line-height="100%"/>
      <style:text-properties style:font-name="Lucida Console" style:font-name-complex="Lucida Console" style:letter-kerning="false" fo:font-size="9pt" style:font-size-asian="9pt" style:font-size-complex="9pt" fo:language="en" fo:country="ZA"/>
    </style:style>
    <style:style style:name="P204" style:parent-style-name="Normal" style:family="paragraph">
      <style:paragraph-properties style:text-autospace="none" fo:margin-bottom="0in" fo:line-height="100%"/>
      <style:text-properties style:font-name="Lucida Console" style:font-name-complex="Lucida Console" style:letter-kerning="false" fo:font-size="9pt" style:font-size-asian="9pt" style:font-size-complex="9pt" fo:language="en" fo:country="ZA"/>
    </style:style>
    <style:style style:name="P205" style:parent-style-name="Normal" style:family="paragraph">
      <style:paragraph-properties style:text-autospace="none" fo:margin-bottom="0in" fo:line-height="100%"/>
      <style:text-properties style:font-name="Lucida Console" style:font-name-complex="Lucida Console" style:letter-kerning="false" fo:font-size="9pt" style:font-size-asian="9pt" style:font-size-complex="9pt" fo:language="en" fo:country="ZA"/>
    </style:style>
    <style:style style:name="P206" style:parent-style-name="Normal" style:family="paragraph">
      <style:paragraph-properties style:text-autospace="none" fo:margin-bottom="0in" fo:line-height="100%"/>
      <style:text-properties style:font-name="Lucida Console" style:font-name-complex="Lucida Console" style:letter-kerning="false" fo:font-size="9pt" style:font-size-asian="9pt" style:font-size-complex="9pt" fo:language="en" fo:country="ZA"/>
    </style:style>
    <style:style style:name="P207" style:parent-style-name="Normal" style:family="paragraph">
      <style:paragraph-properties style:text-autospace="none" fo:margin-bottom="0in" fo:line-height="100%"/>
      <style:text-properties style:font-name="Lucida Console" style:font-name-complex="Lucida Console" style:letter-kerning="false" fo:font-size="9pt" style:font-size-asian="9pt" style:font-size-complex="9pt" fo:language="en" fo:country="ZA"/>
    </style:style>
    <style:style style:name="P208" style:parent-style-name="Normal" style:family="paragraph">
      <style:paragraph-properties style:text-autospace="none" fo:margin-bottom="0in" fo:line-height="100%"/>
      <style:text-properties style:font-name="Lucida Console" style:font-name-complex="Lucida Console" style:letter-kerning="false" fo:font-size="9pt" style:font-size-asian="9pt" style:font-size-complex="9pt" fo:language="en" fo:country="ZA"/>
    </style:style>
    <style:style style:name="P209" style:parent-style-name="Normal" style:family="paragraph">
      <style:paragraph-properties style:text-autospace="none" fo:margin-bottom="0in" fo:line-height="100%"/>
    </style:style>
    <style:style style:name="T210" style:parent-style-name="Fonteparág.padrão" style:family="text">
      <style:text-properties style:font-name="Lucida Console" style:font-name-complex="Lucida Console" fo:color="#1CA800" style:letter-kerning="false" fo:font-size="9pt" style:font-size-asian="9pt" style:font-size-complex="9pt" fo:language="en" fo:country="ZA"/>
    </style:style>
    <style:style style:name="T211" style:parent-style-name="Fonteparág.padrão" style:family="text">
      <style:text-properties style:font-name="Lucida Console" style:font-name-complex="Lucida Console" fo:color="#B148C6" style:letter-kerning="false" fo:font-size="9pt" style:font-size-asian="9pt" style:font-size-complex="9pt" fo:language="en" fo:country="ZA"/>
    </style:style>
    <style:style style:name="T212" style:parent-style-name="Fonteparág.padrão" style:family="text">
      <style:text-properties style:font-name="Lucida Console" style:font-name-complex="Lucida Console" fo:color="#C0A000" style:letter-kerning="false" fo:font-size="9pt" style:font-size-asian="9pt" style:font-size-complex="9pt" fo:language="en" fo:country="ZA"/>
    </style:style>
    <style:style style:name="T213" style:parent-style-name="Fonteparág.padrão" style:family="text">
      <style:text-properties style:font-name="Lucida Console" style:font-name-complex="Lucida Console" fo:color="#00A89A" style:letter-kerning="false" fo:font-size="9pt" style:font-size-asian="9pt" style:font-size-complex="9pt" fo:language="en" fo:country="ZA"/>
    </style:style>
    <style:style style:name="P214" style:parent-style-name="Normal" style:family="paragraph">
      <style:paragraph-properties style:text-autospace="none" fo:margin-bottom="0in" fo:line-height="100%"/>
      <style:text-properties style:font-name="Lucida Console" style:font-name-complex="Lucida Console" style:letter-kerning="false" fo:font-size="9pt" style:font-size-asian="9pt" style:font-size-complex="9pt" fo:language="en" fo:country="ZA"/>
    </style:style>
    <style:style style:name="P215" style:parent-style-name="Normal" style:family="paragraph">
      <style:paragraph-properties style:text-autospace="none" fo:margin-bottom="0in" fo:line-height="100%"/>
      <style:text-properties style:font-name="Lucida Console" style:font-name-complex="Lucida Console" style:letter-kerning="false" fo:font-size="9pt" style:font-size-asian="9pt" style:font-size-complex="9pt" fo:language="en" fo:country="ZA"/>
    </style:style>
    <style:style style:name="P216" style:parent-style-name="Normal" style:family="paragraph">
      <style:paragraph-properties style:text-autospace="none" fo:margin-bottom="0in" fo:line-height="100%"/>
    </style:style>
    <style:style style:name="T217" style:parent-style-name="Fonteparág.padrão" style:family="text">
      <style:text-properties style:font-name="Lucida Console" style:font-name-complex="Lucida Console" fo:color="#1CA800" style:letter-kerning="false" fo:font-size="9pt" style:font-size-asian="9pt" style:font-size-complex="9pt"/>
    </style:style>
    <style:style style:name="T218" style:parent-style-name="Fonteparág.padrão" style:family="text">
      <style:text-properties style:font-name="Lucida Console" style:font-name-complex="Lucida Console" fo:color="#B148C6" style:letter-kerning="false" fo:font-size="9pt" style:font-size-asian="9pt" style:font-size-complex="9pt"/>
    </style:style>
    <style:style style:name="T219" style:parent-style-name="Fonteparág.padrão" style:family="text">
      <style:text-properties style:font-name="Lucida Console" style:font-name-complex="Lucida Console" fo:color="#C0A000" style:letter-kerning="false" fo:font-size="9pt" style:font-size-asian="9pt" style:font-size-complex="9pt"/>
    </style:style>
    <style:style style:name="T220" style:parent-style-name="Fonteparág.padrão" style:family="text">
      <style:text-properties style:font-name="Lucida Console" style:font-name-complex="Lucida Console" fo:color="#00A89A" style:letter-kerning="false" fo:font-size="9pt" style:font-size-asian="9pt" style:font-size-complex="9pt"/>
    </style:style>
    <style:style style:name="P221" style:parent-style-name="Normal" style:family="paragraph">
      <style:paragraph-properties style:text-autospace="none" fo:margin-bottom="0in" fo:line-height="100%"/>
      <style:text-properties style:font-name="Lucida Console" style:font-name-complex="Lucida Console" style:letter-kerning="false" fo:font-size="9pt" style:font-size-asian="9pt" style:font-size-complex="9pt" fo:language="en" fo:country="ZA"/>
    </style:style>
    <style:style style:name="P222" style:parent-style-name="Normal" style:family="paragraph">
      <style:paragraph-properties style:text-autospace="none" fo:margin-bottom="0in" fo:line-height="100%"/>
      <style:text-properties style:font-name="Lucida Console" style:font-name-complex="Lucida Console" style:letter-kerning="false" fo:font-size="9pt" style:font-size-asian="9pt" style:font-size-complex="9pt" fo:language="en" fo:country="ZA"/>
    </style:style>
    <style:style style:name="P223" style:parent-style-name="Normal" style:family="paragraph">
      <style:paragraph-properties style:text-autospace="none" fo:margin-bottom="0in" fo:line-height="100%"/>
      <style:text-properties style:font-name="Lucida Console" style:font-name-complex="Lucida Console" style:letter-kerning="false" fo:font-size="9pt" style:font-size-asian="9pt" style:font-size-complex="9pt" fo:language="en" fo:country="ZA"/>
    </style:style>
    <style:style style:name="P224" style:parent-style-name="Normal" style:family="paragraph">
      <style:paragraph-properties style:text-autospace="none" fo:margin-bottom="0in" fo:line-height="100%"/>
      <style:text-properties style:font-name="Lucida Console" style:font-name-complex="Lucida Console" style:letter-kerning="false" fo:font-size="9pt" style:font-size-asian="9pt" style:font-size-complex="9pt" fo:language="en" fo:country="ZA"/>
    </style:style>
    <style:style style:name="P225" style:parent-style-name="Normal" style:family="paragraph">
      <style:paragraph-properties style:text-autospace="none" fo:margin-bottom="0in" fo:line-height="100%"/>
      <style:text-properties style:font-name="Lucida Console" style:font-name-complex="Lucida Console" style:letter-kerning="false" fo:font-size="9pt" style:font-size-asian="9pt" style:font-size-complex="9pt" fo:language="en" fo:country="ZA"/>
    </style:style>
    <style:style style:name="P226" style:parent-style-name="Normal" style:family="paragraph">
      <style:paragraph-properties style:text-autospace="none" fo:margin-bottom="0in" fo:line-height="100%"/>
      <style:text-properties style:font-name="Lucida Console" style:font-name-complex="Lucida Console" style:letter-kerning="false" fo:font-size="9pt" style:font-size-asian="9pt" style:font-size-complex="9pt" fo:language="en" fo:country="ZA"/>
    </style:style>
    <style:style style:name="P227" style:parent-style-name="Normal" style:family="paragraph">
      <style:paragraph-properties style:text-autospace="none" fo:margin-bottom="0in" fo:line-height="100%"/>
      <style:text-properties style:font-name="Lucida Console" style:font-name-complex="Lucida Console" style:letter-kerning="false" fo:font-size="9pt" style:font-size-asian="9pt" style:font-size-complex="9pt" fo:language="en" fo:country="ZA"/>
    </style:style>
    <style:style style:name="P228" style:parent-style-name="Normal" style:family="paragraph">
      <style:paragraph-properties style:text-autospace="none" fo:margin-bottom="0in" fo:line-height="100%"/>
      <style:text-properties style:font-name="Lucida Console" style:font-name-complex="Lucida Console" style:letter-kerning="false" fo:font-size="9pt" style:font-size-asian="9pt" style:font-size-complex="9pt" fo:language="en" fo:country="ZA"/>
    </style:style>
    <style:style style:name="P229" style:parent-style-name="Normal" style:family="paragraph">
      <style:paragraph-properties style:text-autospace="none" fo:margin-bottom="0in" fo:line-height="100%"/>
      <style:text-properties style:font-name="Lucida Console" style:font-name-complex="Lucida Console" style:letter-kerning="false" fo:font-size="9pt" style:font-size-asian="9pt" style:font-size-complex="9pt" fo:language="en" fo:country="ZA"/>
    </style:style>
    <style:style style:name="P230" style:parent-style-name="Normal" style:family="paragraph">
      <style:paragraph-properties style:text-autospace="none" fo:margin-bottom="0in" fo:line-height="100%"/>
    </style:style>
    <style:style style:name="T231" style:parent-style-name="Fonteparág.padrão" style:family="text">
      <style:text-properties style:font-name="Lucida Console" style:font-name-complex="Lucida Console" fo:color="#1CA800" style:letter-kerning="false" fo:font-size="9pt" style:font-size-asian="9pt" style:font-size-complex="9pt"/>
    </style:style>
    <style:style style:name="T232" style:parent-style-name="Fonteparág.padrão" style:family="text">
      <style:text-properties style:font-name="Lucida Console" style:font-name-complex="Lucida Console" fo:color="#B148C6" style:letter-kerning="false" fo:font-size="9pt" style:font-size-asian="9pt" style:font-size-complex="9pt"/>
    </style:style>
    <style:style style:name="T233" style:parent-style-name="Fonteparág.padrão" style:family="text">
      <style:text-properties style:font-name="Lucida Console" style:font-name-complex="Lucida Console" fo:color="#C0A000" style:letter-kerning="false" fo:font-size="9pt" style:font-size-asian="9pt" style:font-size-complex="9pt"/>
    </style:style>
    <style:style style:name="T234" style:parent-style-name="Fonteparág.padrão" style:family="text">
      <style:text-properties style:font-name="Lucida Console" style:font-name-complex="Lucida Console" fo:color="#00A89A" style:letter-kerning="false" fo:font-size="9pt" style:font-size-asian="9pt" style:font-size-complex="9pt"/>
    </style:style>
    <style:style style:name="P235" style:parent-style-name="Normal" style:family="paragraph">
      <style:paragraph-properties style:text-autospace="none" fo:margin-bottom="0in" fo:line-height="100%"/>
      <style:text-properties style:font-name="Lucida Console" style:font-name-complex="Lucida Console" style:letter-kerning="false" fo:font-size="9pt" style:font-size-asian="9pt" style:font-size-complex="9pt" fo:language="en" fo:country="ZA"/>
    </style:style>
    <style:style style:name="P236" style:parent-style-name="Normal" style:family="paragraph">
      <style:paragraph-properties style:text-autospace="none" fo:margin-bottom="0in" fo:line-height="100%"/>
      <style:text-properties style:font-name="Lucida Console" style:font-name-complex="Lucida Console" style:letter-kerning="false" fo:font-size="9pt" style:font-size-asian="9pt" style:font-size-complex="9pt" fo:language="en" fo:country="ZA"/>
    </style:style>
    <style:style style:name="P237" style:parent-style-name="Normal" style:family="paragraph">
      <style:paragraph-properties style:text-autospace="none" fo:margin-bottom="0in" fo:line-height="100%"/>
      <style:text-properties style:font-name="Lucida Console" style:font-name-complex="Lucida Console" style:letter-kerning="false" fo:font-size="9pt" style:font-size-asian="9pt" style:font-size-complex="9pt" fo:language="en" fo:country="ZA"/>
    </style:style>
    <style:style style:name="P238" style:parent-style-name="Normal" style:family="paragraph">
      <style:paragraph-properties style:text-autospace="none" fo:margin-bottom="0in" fo:line-height="100%"/>
    </style:style>
    <style:style style:name="T239" style:parent-style-name="Fonteparág.padrão" style:family="text">
      <style:text-properties style:font-name="Lucida Console" style:font-name-complex="Lucida Console" fo:color="#1CA800" style:letter-kerning="false" fo:font-size="9pt" style:font-size-asian="9pt" style:font-size-complex="9pt" fo:language="en" fo:country="ZA"/>
    </style:style>
    <style:style style:name="T240" style:parent-style-name="Fonteparág.padrão" style:family="text">
      <style:text-properties style:font-name="Lucida Console" style:font-name-complex="Lucida Console" fo:color="#B148C6" style:letter-kerning="false" fo:font-size="9pt" style:font-size-asian="9pt" style:font-size-complex="9pt" fo:language="en" fo:country="ZA"/>
    </style:style>
    <style:style style:name="T241" style:parent-style-name="Fonteparág.padrão" style:family="text">
      <style:text-properties style:font-name="Lucida Console" style:font-name-complex="Lucida Console" fo:color="#C0A000" style:letter-kerning="false" fo:font-size="9pt" style:font-size-asian="9pt" style:font-size-complex="9pt" fo:language="en" fo:country="ZA"/>
    </style:style>
    <style:style style:name="T242" style:parent-style-name="Fonteparág.padrão" style:family="text">
      <style:text-properties style:font-name="Lucida Console" style:font-name-complex="Lucida Console" fo:color="#00A89A" style:letter-kerning="false" fo:font-size="9pt" style:font-size-asian="9pt" style:font-size-complex="9pt" fo:language="en" fo:country="ZA"/>
    </style:style>
    <style:style style:name="P243" style:parent-style-name="Normal" style:family="paragraph">
      <style:paragraph-properties style:text-autospace="none" fo:margin-bottom="0in" fo:line-height="100%"/>
      <style:text-properties style:font-name="Lucida Console" style:font-name-complex="Lucida Console" style:letter-kerning="false" fo:font-size="9pt" style:font-size-asian="9pt" style:font-size-complex="9pt" fo:language="en" fo:country="ZA"/>
    </style:style>
    <style:style style:name="P244" style:parent-style-name="Normal" style:family="paragraph">
      <style:paragraph-properties style:text-autospace="none" fo:margin-bottom="0in" fo:line-height="100%"/>
      <style:text-properties style:font-name="Lucida Console" style:font-name-complex="Lucida Console" style:letter-kerning="false" fo:font-size="9pt" style:font-size-asian="9pt" style:font-size-complex="9pt" fo:language="en" fo:country="ZA"/>
    </style:style>
    <style:style style:name="P245" style:parent-style-name="Normal" style:family="paragraph">
      <style:paragraph-properties style:text-autospace="none" fo:margin-bottom="0in" fo:line-height="100%"/>
      <style:text-properties style:font-name="Lucida Console" style:font-name-complex="Lucida Console" style:letter-kerning="false" fo:font-size="9pt" style:font-size-asian="9pt" style:font-size-complex="9pt" fo:language="en" fo:country="ZA"/>
    </style:style>
    <style:style style:name="P246" style:parent-style-name="Normal" style:family="paragraph">
      <style:paragraph-properties style:text-autospace="none" fo:margin-bottom="0in" fo:line-height="100%"/>
      <style:text-properties style:font-name="Lucida Console" style:font-name-complex="Lucida Console" style:letter-kerning="false" fo:font-size="9pt" style:font-size-asian="9pt" style:font-size-complex="9pt" fo:language="en" fo:country="ZA"/>
    </style:style>
    <style:style style:name="P247" style:parent-style-name="Normal" style:family="paragraph">
      <style:paragraph-properties style:text-autospace="none" fo:margin-bottom="0in" fo:line-height="100%"/>
      <style:text-properties style:font-name="Lucida Console" style:font-name-complex="Lucida Console" style:letter-kerning="false" fo:font-size="9pt" style:font-size-asian="9pt" style:font-size-complex="9pt" fo:language="en" fo:country="ZA"/>
    </style:style>
    <style:style style:name="P248" style:parent-style-name="Normal" style:family="paragraph">
      <style:paragraph-properties style:text-autospace="none" fo:margin-bottom="0in" fo:line-height="100%"/>
      <style:text-properties style:font-name="Lucida Console" style:font-name-complex="Lucida Console" style:letter-kerning="false" fo:font-size="9pt" style:font-size-asian="9pt" style:font-size-complex="9pt" fo:language="en" fo:country="ZA"/>
    </style:style>
    <style:style style:name="P249" style:parent-style-name="Normal" style:family="paragraph">
      <style:paragraph-properties style:text-autospace="none" fo:margin-bottom="0in" fo:line-height="100%"/>
    </style:style>
    <style:style style:name="T250" style:parent-style-name="Fonteparág.padrão" style:family="text">
      <style:text-properties style:font-name="Lucida Console" style:font-name-complex="Lucida Console" style:letter-kerning="false" fo:font-size="9pt" style:font-size-asian="9pt" style:font-size-complex="9pt" fo:language="en" fo:country="ZA"/>
    </style:style>
    <style:style style:name="T251" style:parent-style-name="Fonteparág.padrão" style:family="text">
      <style:text-properties style:font-name="Lucida Console" style:font-name-complex="Lucida Console" fo:color="#D42C3A" style:letter-kerning="false" fo:font-size="9pt" style:font-size-asian="9pt" style:font-size-complex="9pt" fo:language="en" fo:country="ZA"/>
    </style:style>
    <style:style style:name="P252" style:parent-style-name="Normal" style:family="paragraph">
      <style:paragraph-properties style:text-autospace="none" fo:margin-bottom="0in" fo:line-height="100%"/>
    </style:style>
    <style:style style:name="T253" style:parent-style-name="Fonteparág.padrão" style:family="text">
      <style:text-properties style:font-name="Lucida Console" style:font-name-complex="Lucida Console" style:letter-kerning="false" fo:font-size="9pt" style:font-size-asian="9pt" style:font-size-complex="9pt" fo:language="en" fo:country="ZA"/>
    </style:style>
    <style:style style:name="T254" style:parent-style-name="Fonteparág.padrão" style:family="text">
      <style:text-properties style:font-name="Lucida Console" style:font-name-complex="Lucida Console" fo:color="#D42C3A" style:letter-kerning="false" fo:font-size="9pt" style:font-size-asian="9pt" style:font-size-complex="9pt" fo:language="en" fo:country="ZA"/>
    </style:style>
    <style:style style:name="P255" style:parent-style-name="Normal" style:family="paragraph">
      <style:paragraph-properties style:text-autospace="none" fo:margin-bottom="0in" fo:line-height="100%"/>
      <style:text-properties style:font-name="Lucida Console" style:font-name-complex="Lucida Console" fo:color="#D42C3A" style:letter-kerning="false" fo:font-size="9pt" style:font-size-asian="9pt" style:font-size-complex="9pt" fo:language="en" fo:country="ZA"/>
    </style:style>
    <style:style style:name="P256" style:parent-style-name="Normal" style:family="paragraph">
      <style:paragraph-properties style:text-autospace="none" fo:margin-bottom="0in" fo:line-height="100%"/>
      <style:text-properties style:font-name="Lucida Console" style:font-name-complex="Lucida Console" style:letter-kerning="false" fo:font-size="9pt" style:font-size-asian="9pt" style:font-size-complex="9pt" fo:language="en" fo:country="ZA"/>
    </style:style>
    <style:style style:name="P257" style:parent-style-name="Normal" style:family="paragraph">
      <style:paragraph-properties style:text-autospace="none" fo:margin-bottom="0in" fo:line-height="100%"/>
      <style:text-properties style:font-name="Lucida Console" style:font-name-complex="Lucida Console" style:letter-kerning="false" fo:font-size="9pt" style:font-size-asian="9pt" style:font-size-complex="9pt" fo:language="en" fo:country="ZA"/>
    </style:style>
    <style:style style:name="P258" style:parent-style-name="Normal" style:family="paragraph">
      <style:paragraph-properties style:text-autospace="none" fo:margin-bottom="0in" fo:line-height="100%"/>
    </style:style>
    <style:style style:name="T259" style:parent-style-name="Fonteparág.padrão" style:family="text">
      <style:text-properties style:font-name="Lucida Console" style:font-name-complex="Lucida Console" fo:color="#1CA800" style:letter-kerning="false" fo:font-size="9pt" style:font-size-asian="9pt" style:font-size-complex="9pt"/>
    </style:style>
    <style:style style:name="T260" style:parent-style-name="Fonteparág.padrão" style:family="text">
      <style:text-properties style:font-name="Lucida Console" style:font-name-complex="Lucida Console" fo:color="#B148C6" style:letter-kerning="false" fo:font-size="9pt" style:font-size-asian="9pt" style:font-size-complex="9pt"/>
    </style:style>
    <style:style style:name="T261" style:parent-style-name="Fonteparág.padrão" style:family="text">
      <style:text-properties style:font-name="Lucida Console" style:font-name-complex="Lucida Console" fo:color="#C0A000" style:letter-kerning="false" fo:font-size="9pt" style:font-size-asian="9pt" style:font-size-complex="9pt"/>
    </style:style>
    <style:style style:name="T262" style:parent-style-name="Fonteparág.padrão" style:family="text">
      <style:text-properties style:font-name="Lucida Console" style:font-name-complex="Lucida Console" fo:color="#00A89A" style:letter-kerning="false" fo:font-size="9pt" style:font-size-asian="9pt" style:font-size-complex="9pt"/>
    </style:style>
    <style:style style:name="P263" style:parent-style-name="Normal" style:family="paragraph">
      <style:paragraph-properties style:text-autospace="none" fo:margin-bottom="0in" fo:line-height="100%"/>
      <style:text-properties style:font-name="Lucida Console" style:font-name-complex="Lucida Console" style:letter-kerning="false" fo:font-size="9pt" style:font-size-asian="9pt" style:font-size-complex="9pt"/>
    </style:style>
    <style:style style:name="P264" style:parent-style-name="Normal" style:family="paragraph">
      <style:paragraph-properties style:text-autospace="none" fo:margin-bottom="0in" fo:line-height="100%"/>
      <style:text-properties style:font-name="Lucida Console" style:font-name-complex="Lucida Console" style:letter-kerning="false" fo:font-size="9pt" style:font-size-asian="9pt" style:font-size-complex="9pt"/>
    </style:style>
    <style:style style:name="P265" style:parent-style-name="Normal" style:family="paragraph">
      <style:paragraph-properties style:text-autospace="none" fo:margin-bottom="0in" fo:line-height="100%"/>
    </style:style>
    <style:style style:name="T266" style:parent-style-name="Fonteparág.padrão" style:family="text">
      <style:text-properties style:font-name="Lucida Console" style:font-name-complex="Lucida Console" fo:color="#1CA800" style:letter-kerning="false" fo:font-size="9pt" style:font-size-asian="9pt" style:font-size-complex="9pt"/>
    </style:style>
    <style:style style:name="T267" style:parent-style-name="Fonteparág.padrão" style:family="text">
      <style:text-properties style:font-name="Lucida Console" style:font-name-complex="Lucida Console" fo:color="#B148C6" style:letter-kerning="false" fo:font-size="9pt" style:font-size-asian="9pt" style:font-size-complex="9pt"/>
    </style:style>
    <style:style style:name="T268" style:parent-style-name="Fonteparág.padrão" style:family="text">
      <style:text-properties style:font-name="Lucida Console" style:font-name-complex="Lucida Console" fo:color="#C0A000" style:letter-kerning="false" fo:font-size="9pt" style:font-size-asian="9pt" style:font-size-complex="9pt"/>
    </style:style>
    <style:style style:name="T269" style:parent-style-name="Fonteparág.padrão" style:family="text">
      <style:text-properties style:font-name="Lucida Console" style:font-name-complex="Lucida Console" fo:color="#00A89A" style:letter-kerning="false" fo:font-size="9pt" style:font-size-asian="9pt" style:font-size-complex="9pt"/>
    </style:style>
    <style:style style:name="P270" style:parent-style-name="Normal" style:family="paragraph">
      <style:paragraph-properties style:text-autospace="none" fo:margin-bottom="0in" fo:line-height="100%"/>
      <style:text-properties style:font-name="Lucida Console" style:font-name-complex="Lucida Console" style:letter-kerning="false" fo:font-size="9pt" style:font-size-asian="9pt" style:font-size-complex="9pt"/>
    </style:style>
    <style:style style:name="P271" style:parent-style-name="Normal" style:family="paragraph">
      <style:paragraph-properties style:text-autospace="none" fo:margin-bottom="0in" fo:line-height="100%"/>
      <style:text-properties style:font-name="Lucida Console" style:font-name-complex="Lucida Console" style:letter-kerning="false" fo:font-size="9pt" style:font-size-asian="9pt" style:font-size-complex="9pt"/>
    </style:style>
    <style:style style:name="P272" style:parent-style-name="Normal" style:family="paragraph">
      <style:paragraph-properties style:text-autospace="none" fo:margin-bottom="0in" fo:line-height="100%"/>
    </style:style>
    <style:style style:name="T273" style:parent-style-name="Fonteparág.padrão" style:family="text">
      <style:text-properties style:font-name="Lucida Console" style:font-name-complex="Lucida Console" style:letter-kerning="false" fo:font-size="9pt" style:font-size-asian="9pt" style:font-size-complex="9pt"/>
    </style:style>
    <style:style style:name="T274" style:parent-style-name="Fonteparág.padrão" style:family="text">
      <style:text-properties style:font-name="Lucida Console" style:font-name-complex="Lucida Console" style:letter-kerning="false" fo:font-size="9pt" style:font-size-asian="9pt" style:font-size-complex="9pt" fo:language="en" fo:country="ZA"/>
    </style:style>
    <style:style style:name="P275" style:parent-style-name="Normal" style:family="paragraph">
      <style:paragraph-properties style:text-autospace="none" fo:margin-bottom="0in" fo:line-height="100%"/>
      <style:text-properties style:font-name="Lucida Console" style:font-name-complex="Lucida Console" style:letter-kerning="false" fo:font-size="9pt" style:font-size-asian="9pt" style:font-size-complex="9pt" fo:language="en" fo:country="ZA"/>
    </style:style>
    <style:style style:name="P276" style:parent-style-name="Normal" style:family="paragraph">
      <style:paragraph-properties style:text-autospace="none" fo:margin-bottom="0in" fo:line-height="100%"/>
      <style:text-properties style:font-name="Lucida Console" style:font-name-complex="Lucida Console" style:letter-kerning="false" fo:font-size="9pt" style:font-size-asian="9pt" style:font-size-complex="9pt" fo:language="en" fo:country="ZA"/>
    </style:style>
    <style:style style:name="P277" style:parent-style-name="Normal" style:family="paragraph">
      <style:paragraph-properties style:text-autospace="none" fo:margin-bottom="0in" fo:line-height="100%"/>
      <style:text-properties style:font-name="Lucida Console" style:font-name-complex="Lucida Console" style:letter-kerning="false" fo:font-size="9pt" style:font-size-asian="9pt" style:font-size-complex="9pt" fo:language="en" fo:country="ZA"/>
    </style:style>
    <style:style style:name="P278" style:parent-style-name="Normal" style:family="paragraph">
      <style:paragraph-properties style:text-autospace="none" fo:margin-bottom="0in" fo:line-height="100%"/>
    </style:style>
    <style:style style:name="T279" style:parent-style-name="Fonteparág.padrão" style:family="text">
      <style:text-properties style:font-name="Lucida Console" style:font-name-complex="Lucida Console" fo:color="#1CA800" style:letter-kerning="false" fo:font-size="9pt" style:font-size-asian="9pt" style:font-size-complex="9pt" fo:language="en" fo:country="ZA"/>
    </style:style>
    <style:style style:name="T280" style:parent-style-name="Fonteparág.padrão" style:family="text">
      <style:text-properties style:font-name="Lucida Console" style:font-name-complex="Lucida Console" fo:color="#B148C6" style:letter-kerning="false" fo:font-size="9pt" style:font-size-asian="9pt" style:font-size-complex="9pt" fo:language="en" fo:country="ZA"/>
    </style:style>
    <style:style style:name="T281" style:parent-style-name="Fonteparág.padrão" style:family="text">
      <style:text-properties style:font-name="Lucida Console" style:font-name-complex="Lucida Console" fo:color="#C0A000" style:letter-kerning="false" fo:font-size="9pt" style:font-size-asian="9pt" style:font-size-complex="9pt" fo:language="en" fo:country="ZA"/>
    </style:style>
    <style:style style:name="T282" style:parent-style-name="Fonteparág.padrão" style:family="text">
      <style:text-properties style:font-name="Lucida Console" style:font-name-complex="Lucida Console" fo:color="#00A89A" style:letter-kerning="false" fo:font-size="9pt" style:font-size-asian="9pt" style:font-size-complex="9pt" fo:language="en" fo:country="ZA"/>
    </style:style>
    <style:style style:name="P283" style:parent-style-name="Normal" style:family="paragraph">
      <style:paragraph-properties style:text-autospace="none" fo:margin-bottom="0in" fo:line-height="100%"/>
      <style:text-properties style:font-name="Lucida Console" style:font-name-complex="Lucida Console" style:letter-kerning="false" fo:font-size="9pt" style:font-size-asian="9pt" style:font-size-complex="9pt" fo:language="en" fo:country="ZA"/>
    </style:style>
    <style:style style:name="P284" style:parent-style-name="Normal" style:family="paragraph">
      <style:paragraph-properties style:text-autospace="none" fo:margin-bottom="0in" fo:line-height="100%"/>
      <style:text-properties style:font-name="Lucida Console" style:font-name-complex="Lucida Console" style:letter-kerning="false" fo:font-size="9pt" style:font-size-asian="9pt" style:font-size-complex="9pt" fo:language="en" fo:country="ZA"/>
    </style:style>
    <style:style style:name="P285" style:parent-style-name="Normal" style:family="paragraph">
      <style:paragraph-properties style:text-autospace="none" fo:margin-bottom="0in" fo:line-height="100%"/>
      <style:text-properties style:font-name="Lucida Console" style:font-name-complex="Lucida Console" style:letter-kerning="false" fo:font-size="9pt" style:font-size-asian="9pt" style:font-size-complex="9pt" fo:language="en" fo:country="ZA"/>
    </style:style>
    <style:style style:name="P286" style:parent-style-name="Normal" style:family="paragraph">
      <style:paragraph-properties style:text-autospace="none" fo:margin-bottom="0in" fo:line-height="100%"/>
      <style:text-properties style:font-name="Lucida Console" style:font-name-complex="Lucida Console" style:letter-kerning="false" fo:font-size="9pt" style:font-size-asian="9pt" style:font-size-complex="9pt" fo:language="en" fo:country="ZA"/>
    </style:style>
    <style:style style:name="P287" style:parent-style-name="Normal" style:family="paragraph">
      <style:paragraph-properties style:text-autospace="none" fo:margin-bottom="0in" fo:line-height="100%"/>
      <style:text-properties style:font-name="Lucida Console" style:font-name-complex="Lucida Console" style:letter-kerning="false" fo:font-size="9pt" style:font-size-asian="9pt" style:font-size-complex="9pt" fo:language="en" fo:country="ZA"/>
    </style:style>
    <style:style style:name="P288" style:parent-style-name="Normal" style:family="paragraph">
      <style:paragraph-properties style:text-autospace="none" fo:margin-bottom="0in" fo:line-height="100%"/>
      <style:text-properties style:font-name="Lucida Console" style:font-name-complex="Lucida Console" style:letter-kerning="false" fo:font-size="9pt" style:font-size-asian="9pt" style:font-size-complex="9pt" fo:language="en" fo:country="ZA"/>
    </style:style>
    <style:style style:name="P289" style:parent-style-name="Normal" style:family="paragraph">
      <style:paragraph-properties style:text-autospace="none" fo:margin-bottom="0in" fo:line-height="100%"/>
      <style:text-properties style:font-name="Lucida Console" style:font-name-complex="Lucida Console" style:letter-kerning="false" fo:font-size="9pt" style:font-size-asian="9pt" style:font-size-complex="9pt" fo:language="en" fo:country="ZA"/>
    </style:style>
    <style:style style:name="P290" style:parent-style-name="Normal" style:family="paragraph">
      <style:paragraph-properties style:text-autospace="none" fo:margin-bottom="0in" fo:line-height="100%"/>
      <style:text-properties style:font-name="Lucida Console" style:font-name-complex="Lucida Console" style:letter-kerning="false" fo:font-size="9pt" style:font-size-asian="9pt" style:font-size-complex="9pt" fo:language="en" fo:country="ZA"/>
    </style:style>
    <style:style style:name="P291" style:parent-style-name="Normal" style:family="paragraph">
      <style:paragraph-properties style:text-autospace="none" fo:margin-bottom="0in" fo:line-height="100%"/>
    </style:style>
    <style:style style:name="T292" style:parent-style-name="Fonteparág.padrão" style:family="text">
      <style:text-properties style:font-name="Lucida Console" style:font-name-complex="Lucida Console" style:letter-kerning="false" fo:font-size="9pt" style:font-size-asian="9pt" style:font-size-complex="9pt" fo:language="en" fo:country="ZA"/>
    </style:style>
    <style:style style:name="T293" style:parent-style-name="Fonteparág.padrão" style:family="text">
      <style:text-properties style:font-name="Lucida Console" style:font-name-complex="Lucida Console" style:letter-kerning="false" fo:font-size="9pt" style:font-size-asian="9pt" style:font-size-complex="9pt"/>
    </style:style>
  </office:automatic-styles>
  <office:body>
    <office:text text:use-soft-page-breaks="true">
      <text:p text:style-name="P1"><text:span text:style-name="T2">Cd &lt;pasta que quero ir &gt;</text:span><text:s text:c="16"/>cd significa Change Directory(mudar diretório).</text:p>
      <text:p text:style-name="Normal"><text:span text:style-name="T3">cd ..</text:span><text:s/>usado para sair da pasta.</text:p>
      <text:p text:style-name="Normal"><text:span text:style-name="T4">cd ../&lt;nome da pasta&gt;</text:span><text:s/>usado quando a pasta que queremos ir é vizinha da que estamos.</text:p>
      <text:p text:style-name="Normal">TAB ajuda a completar o nome de pastas, arquivos, etc.</text:p>
      <text:p text:style-name="Normal">Seta para cima ou p/baixo navega entre os comandos já usados.</text:p>
      <text:p text:style-name="Normal"><text:span text:style-name="T5">p</text:span><text:span text:style-name="T6">wd</text:span><text:s/>(print work directory)usado para nos encontrar dentro de uma pasta quando perdidos.</text:p>
      <text:p text:style-name="Normal"><text:span text:style-name="T7">l</text:span><text:span text:style-name="T8">s</text:span><text:s/>(list items)<text:s/>mostra arquivos e pastas do diretório de trabalho onde estou.</text:p>
      <text:p text:style-name="Normal"><text:span text:style-name="T9">Help &lt;comando&gt;</text:span><text:s/>OU<text:s/><text:span text:style-name="T10">&lt;comando&gt; --help</text:span><text:s text:c="3"/>descreve a função do comando e seus modificadores.</text:p>
      <text:p text:style-name="Normal"/>
      <text:p text:style-name="P11"/>
      <text:p text:style-name="P12"><text:span text:style-name="T13">User@DESKTOP-6M4UC7N<text:s/></text:span><text:span text:style-name="T14">MINGW64<text:s/></text:span><text:span text:style-name="T15">~</text:span></text:p>
      <text:p text:style-name="P16">$ git config --global user.name Conte</text:p>
      <text:p text:style-name="P17"/>
      <text:p text:style-name="P18"><text:span text:style-name="T19">User@DESKTOP-6M4UC7N<text:s/></text:span><text:span text:style-name="T20">MINGW64<text:s/></text:span><text:span text:style-name="T21">~</text:span></text:p>
      <text:p text:style-name="P22">$ git config --global user.email brunofelipeconte@gmail.com</text:p>
      <text:p text:style-name="P23"/>
      <text:p text:style-name="P24"><text:span text:style-name="T25">User@DESKTOP-6M4UC7N<text:s/></text:span><text:span text:style-name="T26">MINGW64<text:s/></text:span><text:span text:style-name="T27">~</text:span></text:p>
      <text:p text:style-name="P28">$ pwd</text:p>
      <text:p text:style-name="P29">/c/Users/User</text:p>
      <text:p text:style-name="P30"/>
      <text:p text:style-name="P31"><text:span text:style-name="T32">User@DESKTOP-6M4UC7N<text:s/></text:span><text:span text:style-name="T33">MINGW64<text:s/></text:span><text:span text:style-name="T34">~</text:span></text:p>
      <text:p text:style-name="P35">$ mkdir junto</text:p>
      <text:p text:style-name="P36"/>
      <text:p text:style-name="P37"><text:span text:style-name="T38">User@DESKTOP-6M4UC7N<text:s/></text:span><text:span text:style-name="T39">MINGW64<text:s/></text:span><text:span text:style-name="T40">~</text:span></text:p>
      <text:p text:style-name="P41">$ pwd</text:p>
      <text:p text:style-name="P42">/c/Users/User</text:p>
      <text:p text:style-name="P43"/>
      <text:p text:style-name="P44"><text:span text:style-name="T45">User@DESKTOP-6M4UC7N<text:s/></text:span><text:span text:style-name="T46">MINGW64<text:s/></text:span><text:span text:style-name="T47">~</text:span></text:p>
      <text:p text:style-name="P48">$ git init</text:p>
      <text:p text:style-name="P49">Initialized empty Git repository in C:/Users/User/.git/</text:p>
      <text:p text:style-name="P50"/>
      <text:p text:style-name="P51"><text:span text:style-name="T52">User@DESKTOP-6M4UC7N<text:s/></text:span><text:span text:style-name="T53">MINGW64<text:s/></text:span><text:span text:style-name="T54">~</text:span><text:span text:style-name="T55"><text:s/>(master)</text:span></text:p>
      <text:p text:style-name="P56">$ cd .. dinheiro</text:p>
      <text:p text:style-name="P57">bash: cd: too many arguments</text:p>
      <text:p text:style-name="P58"/>
      <text:p text:style-name="P59"><text:span text:style-name="T60">User@DESKTOP-6M4UC7N<text:s/></text:span><text:span text:style-name="T61">MINGW64<text:s/></text:span><text:span text:style-name="T62">~</text:span><text:span text:style-name="T63"><text:s/>(master)</text:span></text:p>
      <text:p text:style-name="P64">$ cd dinheiro</text:p>
      <text:p text:style-name="P65"/>
      <text:p text:style-name="P66"><text:span text:style-name="T67">User@DESKTOP-6M4UC7N<text:s/></text:span><text:span text:style-name="T68">MINGW64<text:s/></text:span><text:span text:style-name="T69">~/dinheiro</text:span><text:span text:style-name="T70"><text:s/>(master)</text:span></text:p>
      <text:p text:style-name="P71">$</text:p>
      <text:p text:style-name="P72"/>
      <text:p text:style-name="P73"><text:span text:style-name="T74">User@DESKTOP-6M4UC7N<text:s/></text:span><text:span text:style-name="T75">MINGW64<text:s/></text:span><text:span text:style-name="T76">~/dinheiro</text:span><text:span text:style-name="T77"><text:s/>(master)</text:span></text:p>
      <text:p text:style-name="P78">$ pwd</text:p>
      <text:p text:style-name="P79">/c/Users/User/dinheiro</text:p>
      <text:p text:style-name="P80"/>
      <text:p text:style-name="P81"><text:span text:style-name="T82">User@DESKTOP-6M4UC7N<text:s/></text:span><text:span text:style-name="T83">MINGW64<text:s/></text:span><text:span text:style-name="T84">~/dinheiro</text:span><text:span text:style-name="T85"><text:s/>(master)</text:span></text:p>
      <text:p text:style-name="P86">$ git init</text:p>
      <text:p text:style-name="P87">Initialized empty Git repository in C:/Users/User/dinheiro/.git/</text:p>
      <text:p text:style-name="P88"/>
      <text:p text:style-name="P89"><text:span text:style-name="T90">User@DESKTOP-6M4UC7N<text:s/></text:span><text:span text:style-name="T91">MINGW64<text:s/></text:span><text:span text:style-name="T92">~/dinheiro</text:span><text:span text:style-name="T93"><text:s/>(master)</text:span></text:p>
      <text:p text:style-name="P94">$ git branch -M main</text:p>
      <text:p text:style-name="P95"/>
      <text:p text:style-name="P96"><text:span text:style-name="T97">User@DESKTOP-6M4UC7N<text:s/></text:span><text:span text:style-name="T98">MINGW64<text:s/></text:span><text:span text:style-name="T99">~/dinheiro</text:span><text:span text:style-name="T100"><text:s/>(main)</text:span></text:p>
      <text:soft-page-break/>
      <text:p text:style-name="P101">$</text:p>
      <text:p text:style-name="P102"/>
      <text:p text:style-name="Normal"/>
      <text:p text:style-name="P103"><text:span text:style-name="T104">User@DESKTOP-6M4UC7N<text:s/></text:span><text:span text:style-name="T105">MINGW64<text:s/></text:span><text:span text:style-name="T106">~/dinheiro</text:span><text:span text:style-name="T107"><text:s/>(main)</text:span></text:p>
      <text:p text:style-name="P108">$ git remote add originhttps://github.com/bruno-felipe-conte/primeiro-repositorio.git</text:p>
      <text:p text:style-name="P109">usage: git remote add [&lt;options&gt;] &lt;name&gt; &lt;url&gt;</text:p>
      <text:p text:style-name="P110"/>
      <text:p text:style-name="P111"><text:s text:c="4"/>-f, --[no-]fetch <text:s text:c="5"/>fetch the remote branches</text:p>
      <text:p text:style-name="P112"><text:s text:c="4"/>--[no-]tags <text:s text:c="10"/>import all tags and associated objects when fetching</text:p>
      <text:p text:style-name="P113"><text:s text:c="26"/>or do not fetch any tag at all (--no-tags)</text:p>
      <text:p text:style-name="P114"><text:s text:c="4"/>-t, --[no-]track &lt;branch&gt;</text:p>
      <text:p text:style-name="P115"><text:s text:c="26"/>branch(es) to track</text:p>
      <text:p text:style-name="P116"><text:s text:c="4"/>-m, --[no-]master &lt;branch&gt;</text:p>
      <text:p text:style-name="P117"><text:s text:c="26"/>master branch</text:p>
      <text:p text:style-name="P118"><text:s text:c="4"/>--[no-]mirror[=(push|fetch)]</text:p>
      <text:p text:style-name="P119"><text:s text:c="26"/>set up remote as a mirror to push to or fetch from</text:p>
      <text:p text:style-name="P120"/>
      <text:p text:style-name="P121"/>
      <text:p text:style-name="P122"><text:span text:style-name="T123">User@DESKTOP-6M4UC7N<text:s/></text:span><text:span text:style-name="T124">MINGW64<text:s/></text:span><text:span text:style-name="T125">~/dinheiro</text:span><text:span text:style-name="T126"><text:s/>(main)</text:span></text:p>
      <text:p text:style-name="P127">$ code .</text:p>
      <text:p text:style-name="P128">bash: code: command not found</text:p>
      <text:p text:style-name="P129"/>
      <text:p text:style-name="P130"><text:span text:style-name="T131">User@DESKTOP-6M4UC7N<text:s/></text:span><text:span text:style-name="T132">MINGW64<text:s/></text:span><text:span text:style-name="T133">~/dinheiro</text:span><text:span text:style-name="T134"><text:s/>(main)</text:span></text:p>
      <text:p text:style-name="P135">$ code .</text:p>
      <text:p text:style-name="P136">bash: code: command not found</text:p>
      <text:p text:style-name="P137"/>
      <text:p text:style-name="P138"><text:span text:style-name="T139">User@DESKTOP-6M4UC7N<text:s/></text:span><text:span text:style-name="T140">MINGW64<text:s/></text:span><text:span text:style-name="T141">~/dinheiro</text:span><text:span text:style-name="T142"><text:s/>(main)</text:span></text:p>
      <text:p text:style-name="P143">$ touch 'test.txt'</text:p>
      <text:p text:style-name="P144"/>
      <text:p text:style-name="P145"><text:span text:style-name="T146">User@DESKTOP-6M4UC7N<text:s/></text:span><text:span text:style-name="T147">MINGW64<text:s/></text:span><text:span text:style-name="T148">~/dinheiro</text:span><text:span text:style-name="T149"><text:s/>(main)</text:span></text:p>
      <text:p text:style-name="P150">$ git status</text:p>
      <text:p text:style-name="P151">On branch main</text:p>
      <text:p text:style-name="P152"/>
      <text:p text:style-name="P153">No commits yet</text:p>
      <text:p text:style-name="P154"/>
      <text:p text:style-name="P155">Untracked files:</text:p>
      <text:p text:style-name="P156"><text:s text:c="2"/>(use "git add &lt;file&gt;..." to include in what will be committed)</text:p>
      <text:p text:style-name="P157"><text:span text:style-name="T158"><text:s text:c="8"/></text:span><text:span text:style-name="T159">test.txt</text:span></text:p>
      <text:p text:style-name="P160"/>
      <text:p text:style-name="P161">nothing added to commit but untracked files present (use "git add" to track)</text:p>
      <text:p text:style-name="P162"/>
      <text:p text:style-name="P163"><text:span text:style-name="T164">User@DESKTOP-6M4UC7N<text:s/></text:span><text:span text:style-name="T165">MINGW64<text:s/></text:span><text:span text:style-name="T166">~/dinheiro</text:span><text:span text:style-name="T167"><text:s/>(main)</text:span></text:p>
      <text:p text:style-name="P168">$ git add .</text:p>
      <text:p text:style-name="P169"/>
      <text:p text:style-name="P170"><text:span text:style-name="T171">User@DESKTOP-6M4UC7N<text:s/></text:span><text:span text:style-name="T172">MINGW64<text:s/></text:span><text:span text:style-name="T173">~/dinheiro</text:span><text:span text:style-name="T174"><text:s/>(main)</text:span></text:p>
      <text:p text:style-name="P175">$ git status</text:p>
      <text:p text:style-name="P176">On branch main</text:p>
      <text:p text:style-name="P177"/>
      <text:p text:style-name="P178">No commits yet</text:p>
      <text:p text:style-name="P179"/>
      <text:p text:style-name="P180">Changes to be committed:</text:p>
      <text:p text:style-name="P181"><text:s text:c="2"/>(use "git rm --cached &lt;file&gt;..." to unstage)</text:p>
      <text:p text:style-name="P182"><text:span text:style-name="T183"><text:s text:c="8"/></text:span><text:span text:style-name="T184">new file: <text:s text:c="2"/>test.txt</text:span></text:p>
      <text:p text:style-name="P185"/>
      <text:p text:style-name="P186"/>
      <text:p text:style-name="P187"><text:span text:style-name="T188">User@DESKTOP-6M4UC7N<text:s/></text:span><text:span text:style-name="T189">MINGW64<text:s/></text:span><text:span text:style-name="T190">~/dinheiro</text:span><text:span text:style-name="T191"><text:s/>(main)</text:span></text:p>
      <text:p text:style-name="P192">$ git commit -m'amo minha familia'</text:p>
      <text:p text:style-name="P193">[main (root-commit) 6334203] amo minha familia</text:p>
      <text:p text:style-name="P194"><text:s/>1 file changed, 0 insertions(+), 0 deletions(-)</text:p>
      <text:p text:style-name="P195"><text:s/>create mode 100644 test.txt</text:p>
      <text:p text:style-name="P196"/>
      <text:p text:style-name="P197"><text:span text:style-name="T198">User@DESKTOP-6M4UC7N<text:s/></text:span><text:span text:style-name="T199">MINGW64<text:s/></text:span><text:span text:style-name="T200">~/dinheiro</text:span><text:span text:style-name="T201"><text:s/>(main)</text:span></text:p>
      <text:p text:style-name="P202">$ git push -u origin main</text:p>
      <text:p text:style-name="P203">fatal: 'origin' does not appear to be a git repository</text:p>
      <text:p text:style-name="P204">fatal: Could not read from remote repository.</text:p>
      <text:p text:style-name="P205"/>
      <text:p text:style-name="P206">Please make sure you have the correct access rights</text:p>
      <text:p text:style-name="P207">and the repository exists.</text:p>
      <text:p text:style-name="P208"/>
      <text:p text:style-name="P209"><text:span text:style-name="T210">User@DESKTOP-6M4UC7N<text:s/></text:span><text:span text:style-name="T211">MINGW64<text:s/></text:span><text:span text:style-name="T212">~/dinheiro</text:span><text:span text:style-name="T213"><text:s/>(main)</text:span></text:p>
      <text:p text:style-name="P214">$ git remote add origin https://github.com/bruno-felipe-conte/primeiro-repositorio.git</text:p>
      <text:p text:style-name="P215"/>
      <text:p text:style-name="P216"><text:span text:style-name="T217">User@DESKTOP-6M4UC7N<text:s/></text:span><text:span text:style-name="T218">MINGW64<text:s/></text:span><text:span text:style-name="T219">~/dinheiro</text:span><text:span text:style-name="T220"><text:s/>(main)</text:span></text:p>
      <text:soft-page-break/>
      <text:p text:style-name="P221">$ git push -u origin main</text:p>
      <text:p text:style-name="P222">Enumerating objects: 3, done.</text:p>
      <text:p text:style-name="P223">Counting objects: 100% (3/3), done.</text:p>
      <text:p text:style-name="P224">Writing objects: 100% (3/3), 213 bytes | 213.00 KiB/s, done.</text:p>
      <text:p text:style-name="P225">Total 3 (delta 0), reused 0 (delta 0), pack-reused 0 (from 0)</text:p>
      <text:p text:style-name="P226">To https://github.com/bruno-felipe-conte/primeiro-repositorio.git</text:p>
      <text:p text:style-name="P227"><text:s/>* [new branch] <text:s text:c="5"/>main -&gt; main</text:p>
      <text:p text:style-name="P228">branch 'main' set up to track 'origin/main'.</text:p>
      <text:p text:style-name="P229"/>
      <text:p text:style-name="P230"><text:span text:style-name="T231">User@DESKTOP-6M4UC7N<text:s/></text:span><text:span text:style-name="T232">MINGW64<text:s/></text:span><text:span text:style-name="T233">~/dinheiro</text:span><text:span text:style-name="T234"><text:s/>(main)</text:span></text:p>
      <text:p text:style-name="P235">$ ----------------------------------</text:p>
      <text:p text:style-name="P236">bash: ----------------------------------: command not found</text:p>
      <text:p text:style-name="P237"/>
      <text:p text:style-name="P238"><text:span text:style-name="T239">User@DESKTOP-6M4UC7N<text:s/></text:span><text:span text:style-name="T240">MINGW64<text:s/></text:span><text:span text:style-name="T241">~/dinheiro</text:span><text:span text:style-name="T242"><text:s/>(main)</text:span></text:p>
      <text:p text:style-name="P243">$ git status</text:p>
      <text:p text:style-name="P244">On branch main</text:p>
      <text:p text:style-name="P245">Your branch is up to date with 'origin/main'.</text:p>
      <text:p text:style-name="P246"/>
      <text:p text:style-name="P247">Untracked files:</text:p>
      <text:p text:style-name="P248"><text:s text:c="2"/>(use "git add &lt;file&gt;..." to include in what will be committed)</text:p>
      <text:p text:style-name="P249"><text:span text:style-name="T250"><text:s text:c="8"/></text:span><text:span text:style-name="T251">Cd.odt</text:span></text:p>
      <text:p text:style-name="P252"><text:span text:style-name="T253"><text:s text:c="8"/></text:span><text:span text:style-name="T254">~$Cd.odt</text:span></text:p>
      <text:p text:style-name="P255"/>
      <text:p text:style-name="P256">nothing added to commit but untracked files present (use "git add" to track)</text:p>
      <text:p text:style-name="P257"/>
      <text:p text:style-name="P258"><text:span text:style-name="T259">User@DESKTOP-6M4UC7N<text:s/></text:span><text:span text:style-name="T260">MINGW64<text:s/></text:span><text:span text:style-name="T261">~/dinheiro</text:span><text:span text:style-name="T262"><text:s/>(main)</text:span></text:p>
      <text:p text:style-name="P263">$ git add .</text:p>
      <text:p text:style-name="P264"/>
      <text:p text:style-name="P265"><text:span text:style-name="T266">User@DESKTOP-6M4UC7N<text:s/></text:span><text:span text:style-name="T267">MINGW64<text:s/></text:span><text:span text:style-name="T268">~/dinheiro</text:span><text:span text:style-name="T269"><text:s/>(main)</text:span></text:p>
      <text:p text:style-name="P270">$ git commit -m 'adicionada a colinha'</text:p>
      <text:p text:style-name="P271">[main b939b41] adicionada a colinha</text:p>
      <text:p text:style-name="P272"><text:span text:style-name="T273"><text:s/></text:span><text:span text:style-name="T274">2 files changed, 0 insertions(+), 0 deletions(-)</text:span></text:p>
      <text:p text:style-name="P275"><text:s/>create mode 100644 Cd.odt</text:p>
      <text:p text:style-name="P276"><text:s/>create mode 100644 ~$Cd.odt</text:p>
      <text:p text:style-name="P277"/>
      <text:p text:style-name="P278"><text:span text:style-name="T279">User@DESKTOP-6M4UC7N<text:s/></text:span><text:span text:style-name="T280">MINGW64<text:s/></text:span><text:span text:style-name="T281">~/dinheiro</text:span><text:span text:style-name="T282"><text:s/>(main)</text:span></text:p>
      <text:p text:style-name="P283">$ git push</text:p>
      <text:p text:style-name="P284">Enumerating objects: 5, done.</text:p>
      <text:p text:style-name="P285">Counting objects: 100% (5/5), done.</text:p>
      <text:p text:style-name="P286">Delta compression using up to 4 threads</text:p>
      <text:p text:style-name="P287">Compressing objects: 100% (4/4), done.</text:p>
      <text:p text:style-name="P288">Writing objects: 100% (4/4), 8.19 KiB | 8.19 MiB/s, done.</text:p>
      <text:p text:style-name="P289">Total 4 (delta 0), reused 0 (delta 0), pack-reused 0 (from 0)</text:p>
      <text:p text:style-name="P290">To https://github.com/bruno-felipe-conte/primeiro-repositorio.git</text:p>
      <text:p text:style-name="P291"><text:span text:style-name="T292"><text:s text:c="3"/></text:span><text:span text:style-name="T293">6334203..b939b41 <text:s/>main -&gt; main</text:span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Lucida Console" svg:font-family="Lucida Console" style:font-family-generic="modern" style:font-pitch="fixed" svg:panose-1="2 11 6 9 4 5 4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Título1Char" style:display-name="Título 1 Char" style:family="text" style:parent-style-name="Fonteparág.padrão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ítulo2Char" style:display-name="Título 2 Char" style:family="text" style:parent-style-name="Fonteparág.padrão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ítulo3Char" style:display-name="Título 3 Char" style:family="text" style:parent-style-name="Fonteparág.padrão">
      <style:text-properties style:font-name-asian="Times New Roman" style:font-name-complex="Times New Roman" fo:color="#0F4761" fo:font-size="14pt" style:font-size-asian="14pt" style:font-size-complex="14pt"/>
    </style:style>
    <style:style style:name="Título4Char" style:display-name="Título 4 Char" style:family="text" style:parent-style-name="Fonteparág.padrão">
      <style:text-properties style:font-name-asian="Times New Roman" style:font-name-complex="Times New Roman" fo:font-style="italic" style:font-style-asian="italic" style:font-style-complex="italic" fo:color="#0F4761"/>
    </style:style>
    <style:style style:name="Título5Char" style:display-name="Título 5 Char" style:family="text" style:parent-style-name="Fonteparág.padrão">
      <style:text-properties style:font-name-asian="Times New Roman" style:font-name-complex="Times New Roman" fo:color="#0F4761"/>
    </style:style>
    <style:style style:name="Título6Char" style:display-name="Título 6 Char" style:family="text" style:parent-style-name="Fonteparág.padrão">
      <style:text-properties style:font-name-asian="Times New Roman" style:font-name-complex="Times New Roman" fo:font-style="italic" style:font-style-asian="italic" style:font-style-complex="italic" fo:color="#595959"/>
    </style:style>
    <style:style style:name="Título7Char" style:display-name="Título 7 Char" style:family="text" style:parent-style-name="Fonteparág.padrão">
      <style:text-properties style:font-name-asian="Times New Roman" style:font-name-complex="Times New Roman" fo:color="#595959"/>
    </style:style>
    <style:style style:name="Título8Char" style:display-name="Título 8 Char" style:family="text" style:parent-style-name="Fonteparág.padrão">
      <style:text-properties style:font-name-asian="Times New Roman" style:font-name-complex="Times New Roman" fo:font-style="italic" style:font-style-asian="italic" style:font-style-complex="italic" fo:color="#272727"/>
    </style:style>
    <style:style style:name="Título9Char" style:display-name="Título 9 Char" style:family="text" style:parent-style-name="Fonteparág.padrão">
      <style:text-properties style:font-name-asian="Times New Roman" style:font-name-complex="Times New Roman" fo:color="#272727"/>
    </style:style>
    <style:style style:name="Título" style:display-name="Título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ítuloChar" style:display-name="Título Char" style:family="text" style:parent-style-name="Fonteparág.padrão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ítuloChar" style:display-name="Subtítulo Char" style:family="text" style:parent-style-name="Fonteparág.padrão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ção" style:display-name="Citação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çãoChar" style:display-name="Citação Char" style:family="text" style:parent-style-name="Fonteparág.padrão">
      <style:text-properties fo:font-style="italic" style:font-style-asian="italic" style:font-style-complex="italic" fo:color="#404040"/>
    </style:style>
    <style:style style:name="ParágrafodaLista" style:display-name="Parágrafo da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ÊnfaseIntensa" style:display-name="Ênfase Intensa" style:family="text" style:parent-style-name="Fonteparág.padrão">
      <style:text-properties fo:font-style="italic" style:font-style-asian="italic" style:font-style-complex="italic" fo:color="#0F4761"/>
    </style:style>
    <style:style style:name="CitaçãoIntensa" style:display-name="Citação Intensa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çãoIntensaChar" style:display-name="Citação Intensa Char" style:family="text" style:parent-style-name="Fonteparág.padrão">
      <style:text-properties fo:font-style="italic" style:font-style-asian="italic" style:font-style-complex="italic" fo:color="#0F4761"/>
    </style:style>
    <style:style style:name="ReferênciaIntensa" style:display-name="Referência Intensa" style:family="text" style:parent-style-name="Fonteparág.padrão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Bruno Felipe</meta:initial-creator>
    <dc:creator>Bruno Felipe</dc:creator>
    <meta:creation-date>2024-06-20T18:46:00Z</meta:creation-date>
    <dc:date>2024-06-21T09:50:00Z</dc:date>
    <meta:template xlink:href="Normal.dotm" xlink:type="simple"/>
    <meta:editing-cycles>2</meta:editing-cycles>
    <meta:editing-duration>PT54240S</meta:editing-duration>
    <meta:document-statistic meta:page-count="3" meta:paragraph-count="10" meta:word-count="797" meta:character-count="5091" meta:row-count="35" meta:non-whitespace-character-count="4304"/>
  </office:meta>
</office:document-meta>
</file>